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9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6" manifest:media-type="application/x-openoffice-gdimetafile;windows_formatname=&quot;GDIMetaFile&quot;"/>
  <manifest:file-entry manifest:full-path="ObjectReplacements/Object 18" manifest:media-type=""/>
  <manifest:file-entry manifest:full-path="ObjectReplacements/Object 10" manifest:media-type=""/>
  <manifest:file-entry manifest:full-path="ObjectReplacements/Object 115" manifest:media-type="application/x-openoffice-gdimetafile;windows_formatname=&quot;GDIMetaFile&quot;"/>
  <manifest:file-entry manifest:full-path="ObjectReplacements/Object 17" manifest:media-type=""/>
  <manifest:file-entry manifest:full-path="ObjectReplacements/Object 20" manifest:media-type=""/>
  <manifest:file-entry manifest:full-path="ObjectReplacements/Object 90" manifest:media-type="application/x-openoffice-gdimetafile;windows_formatname=&quot;GDIMetaFile&quot;"/>
  <manifest:file-entry manifest:full-path="ObjectReplacements/Object 23" manifest:media-type=""/>
  <manifest:file-entry manifest:full-path="ObjectReplacements/Object 91" manifest:media-type="application/x-openoffice-gdimetafile;windows_formatname=&quot;GDIMetaFile&quot;"/>
  <manifest:file-entry manifest:full-path="ObjectReplacements/Object 24" manifest:media-type="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49cm" table:align="center" fo:background-color="transparent">
        <style:background-image/>
      </style:table-properties>
    </style:style>
    <style:style style:name="Tableau1.A" style:family="table-column">
      <style:table-column-properties style:column-width="1.829cm"/>
    </style:style>
    <style:style style:name="Tableau1.C" style:family="table-column">
      <style:table-column-properties style:column-width="1.831cm"/>
    </style:style>
    <style:style style:name="Tableau1.1" style:family="table-row">
      <style:table-row-properties style:row-height="0.80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ecf191" fo:padding="0.097cm" fo:border-left="0.5pt solid #000000" fo:border-right="0.05pt solid #000000" fo:border-top="0.05pt solid #000000" fo:border-bottom="0.05pt solid #000000">
        <style:background-image/>
      </style:table-cell-properties>
    </style:style>
    <style:style style:name="Tableau1.B1" style:family="table-cell" style:data-style-name="N0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801cm"/>
    </style:style>
    <style:style style:name="Tableau1.A3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801cm"/>
    </style:style>
    <style:style style:name="Tableau1.A4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0.801cm"/>
    </style:style>
    <style:style style:name="Tableau1.A5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row-height="0.801cm"/>
    </style:style>
    <style:style style:name="Tableau1.A6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row-height="0.801cm"/>
    </style:style>
    <style:style style:name="Tableau1.A7" style:family="table-cell" style:data-style-name="N0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8" style:family="table-row">
      <style:table-row-properties style:row-height="0.801cm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3441a" officeooo:paragraph-rsid="001884af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ILET_5f_POINTILLES">
      <style:paragraph-properties fo:margin-top="0.101cm" fo:margin-bottom="0cm" style:contextual-spacing="false"/>
    </style:style>
    <style:style style:name="P2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18bd2c" style:font-size-asian="10pt" style:font-size-complex="10pt"/>
    </style:style>
    <style:style style:name="P2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7" style:family="paragraph" style:parent-style-name="Standard">
      <style:paragraph-properties fo:margin-top="0cm" fo:margin-bottom="0cm" style:contextual-spacing="false"/>
      <style:text-properties style:font-name="Bitstream Vera Sans2" fo:font-size="10pt" officeooo:rsid="005a6d0f" officeooo:paragraph-rsid="005a6d0f" style:font-size-asian="10pt" style:font-size-complex="10pt"/>
    </style:style>
    <style:style style:name="P28" style:family="paragraph" style:parent-style-name="Standard">
      <style:paragraph-properties fo:margin-top="0cm" fo:margin-bottom="0cm" style:contextual-spacing="false"/>
      <style:text-properties style:font-name="Bitstream Vera Sans2" fo:font-size="10pt" officeooo:paragraph-rsid="0061c9b9" style:font-size-asian="10pt" style:font-size-complex="10pt"/>
    </style:style>
    <style:style style:name="P29" style:family="paragraph" style:parent-style-name="Standard">
      <style:paragraph-properties fo:margin-top="0.101cm" fo:margin-bottom="0.101cm" style:contextual-spacing="false">
        <style:tab-stops>
          <style:tab-stop style:position="3cm" style:type="right"/>
          <style:tab-stop style:position="3.099cm"/>
        </style:tab-stops>
      </style:paragraph-properties>
      <style:text-properties officeooo:paragraph-rsid="001afdce"/>
    </style:style>
    <style:style style:name="P30" style:family="paragraph" style:parent-style-name="Exo_5f_Num">
      <style:paragraph-properties fo:margin-top="0.711cm" fo:margin-bottom="0.101cm" style:contextual-spacing="false"/>
      <style:text-properties officeooo:paragraph-rsid="0076b776"/>
    </style:style>
    <style:style style:name="P31" style:family="paragraph" style:parent-style-name="Exo_5f_Num">
      <style:paragraph-properties fo:margin-top="0.711cm" fo:margin-bottom="0.101cm" style:contextual-spacing="false" fo:break-before="column"/>
      <style:text-properties officeooo:paragraph-rsid="0076b776"/>
    </style:style>
    <style:style style:name="P32" style:family="paragraph" style:parent-style-name="Exo_5f_Num" style:list-style-name="Num_5f_Exo">
      <style:paragraph-properties fo:margin-top="0.9cm" fo:margin-bottom="0.199cm" style:contextual-spacing="false" fo:text-align="start" style:justify-single-word="false"/>
      <style:text-properties officeooo:paragraph-rsid="006f3b9e"/>
    </style:style>
    <style:style style:name="P33" style:family="paragraph" style:parent-style-name="Exo_5f_Num">
      <style:paragraph-properties fo:margin-top="0.9cm" fo:margin-bottom="0.101cm" style:contextual-spacing="false" fo:text-align="start" style:justify-single-word="false"/>
      <style:text-properties officeooo:paragraph-rsid="00689ffd"/>
    </style:style>
    <style:style style:name="P34" style:family="paragraph" style:parent-style-name="FILET_5f_POINTILLES" style:list-style-name="_5f_Numérotation_20_des_20_exercices_20_livrets">
      <style:text-properties fo:color="#b3b3b3" loext:opacity="100%" style:font-name="Bitstream Vera Sans3" fo:font-size="10pt" fo:font-style="normal" officeooo:paragraph-rsid="0076b0b7" fo:background-color="transparent"/>
    </style:style>
    <style:style style:name="P35" style:family="paragraph" style:parent-style-name="FILET_5f_POINTILLES" style:list-style-name="liste_5f_abc">
      <style:paragraph-properties fo:margin-top="0.499cm" fo:margin-bottom="0cm" style:contextual-spacing="false" style:line-height-at-least="0.7cm"/>
      <style:text-properties officeooo:paragraph-rsid="00620318"/>
    </style:style>
    <style:style style:name="P36" style:family="paragraph" style:parent-style-name="FILET_5f_POINTILLES" style:list-style-name="_5f_Numérotation_20_des_20_exercices_20_livrets">
      <style:paragraph-properties fo:margin-top="0.499cm" fo:margin-bottom="0cm" style:contextual-spacing="false" style:line-height-at-least="0.7cm"/>
      <style:text-properties officeooo:paragraph-rsid="007ab7d7"/>
    </style:style>
    <style:style style:name="P37" style:family="paragraph" style:parent-style-name="FILET_5f_POINTILLES" style:list-style-name="_5f_Numérotation_20_des_20_exercices_20_livrets">
      <style:paragraph-properties fo:margin-top="0.499cm" fo:margin-bottom="0cm" style:contextual-spacing="false" style:line-height-at-least="0.7cm" fo:text-align="start" style:justify-single-word="false"/>
      <style:text-properties officeooo:paragraph-rsid="0076ca06"/>
    </style:style>
    <style:style style:name="P38" style:family="paragraph" style:parent-style-name="FILET_5f_POINTILLES" style:list-style-name="_5f_Numérotation_20_des_20_exercices_20_livrets">
      <style:paragraph-properties fo:margin-top="0.199cm" fo:margin-bottom="0cm" style:contextual-spacing="false" style:line-height-at-least="0.7cm"/>
      <style:text-properties officeooo:paragraph-rsid="00786f23"/>
    </style:style>
    <style:style style:name="P39" style:family="paragraph" style:parent-style-name="FILET_5f_POINTILLES" style:list-style-name="_5f_Numérotation_20_des_20_exercices_20_livrets">
      <style:paragraph-properties fo:margin-top="0.199cm" fo:margin-bottom="0cm" style:contextual-spacing="false" style:line-height-at-least="0.7cm"/>
      <style:text-properties officeooo:paragraph-rsid="007a91b2"/>
    </style:style>
    <style:style style:name="P40" style:family="paragraph" style:parent-style-name="FILET_5f_POINTILLES" style:list-style-name="_5f_Numérotation_20_des_20_exercices_20_livrets">
      <style:paragraph-properties fo:margin-top="0.199cm" fo:margin-bottom="0cm" style:contextual-spacing="false" style:line-height-at-least="0.7cm"/>
      <style:text-properties style:font-name="Bitstream Vera Sans3" officeooo:paragraph-rsid="00786f23"/>
    </style:style>
    <style:style style:name="P41" style:family="paragraph" style:parent-style-name="Standard" style:list-style-name="Num_5f_Exo">
      <style:paragraph-properties fo:margin-top="0.6cm" fo:margin-bottom="0cm" style:contextual-spacing="false"/>
    </style:style>
    <style:style style:name="P42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OpenSymbol" fo:font-size="9pt" fo:font-style="normal" fo:font-weight="bold" officeooo:paragraph-rsid="00165de4" style:font-size-asian="9pt" style:font-style-asian="normal" style:font-weight-asian="bold" style:font-size-complex="9pt" style:font-style-complex="normal" style:font-weight-complex="bold"/>
    </style:style>
    <style:style style:name="P43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2" fo:font-size="9pt" fo:font-weight="bold" officeooo:paragraph-rsid="00165de4" style:font-size-asian="9pt" style:font-weight-asian="bold" style:font-size-complex="9pt" style:font-weight-complex="bold"/>
    </style:style>
    <style:style style:name="P44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bold" officeooo:paragraph-rsid="00165de4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Table_20_Heading" style:list-style-name="_5f_Numérotation_20_des_20_exercices_20_livrets">
      <style:paragraph-properties fo:margin-left="0.009cm" fo:margin-right="-0.15cm" fo:margin-top="0cm" fo:margin-bottom="0cm" style:contextual-spacing="false" fo:text-align="center" style:justify-single-word="false" fo:text-indent="0cm" style:auto-text-indent="false"/>
      <style:text-properties style:font-name="Bitstream Vera Sans2" fo:font-size="9pt" fo:font-style="normal" fo:font-weight="bold" officeooo:paragraph-rsid="00165de4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_5f_Paragraphe_20_livret_20_" style:master-page-name="_5f_Fiche_20_éditeur_20_série_20_2_20_une_20_colonne_20_impaire_20__28_G_29_">
      <style:paragraph-properties fo:margin-top="0cm" fo:margin-bottom="0cm" style:contextual-spacing="false" style:page-number="15" fo:break-before="auto" fo:break-after="auto"/>
      <style:text-properties style:font-name="Bitstream Vera Sans2" fo:font-size="10pt" fo:font-weight="bold" officeooo:paragraph-rsid="00226f65" style:font-size-asian="10pt" style:font-weight-asian="bold" style:font-size-complex="10pt" style:font-weight-complex="bold"/>
    </style:style>
    <style:style style:name="P47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100%"/>
      <style:text-properties officeooo:paragraph-rsid="00786f23" fo:background-color="#ffff00"/>
    </style:style>
    <style:style style:name="P48" style:family="paragraph" style:parent-style-name="_5f_Paragraphe_20_livret_20_" style:list-style-name="liste_5f_abc">
      <style:text-properties officeooo:paragraph-rsid="00689ffd"/>
    </style:style>
    <style:style style:name="P49" style:family="paragraph" style:parent-style-name="_5f_Paragraphe_20_livret_20_" style:list-style-name="liste_5f_abc">
      <style:paragraph-properties fo:margin-top="0.199cm" fo:margin-bottom="0.101cm" style:contextual-spacing="false" style:writing-mode="lr-tb">
        <style:tab-stops>
          <style:tab-stop style:position="1.7cm" style:type="right"/>
          <style:tab-stop style:position="2cm" style:type="right"/>
          <style:tab-stop style:position="2.011cm"/>
        </style:tab-stops>
      </style:paragraph-properties>
      <style:text-properties officeooo:paragraph-rsid="007a91b2"/>
    </style:style>
    <style:style style:name="P5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165de4"/>
    </style:style>
    <style:style style:name="P51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14cm" officeooo:paragraph-rsid="00165de4"/>
    </style:style>
    <style:style style:name="P52" style:family="paragraph" style:parent-style-name="_5f_Paragraphe_20_livret_20_" style:list-style-name="_5f_Numérotation_20_des_20_exercices_20_livrets">
      <style:paragraph-properties fo:margin-top="0.4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6b0b7"/>
    </style:style>
    <style:style style:name="P53" style:family="paragraph" style:parent-style-name="_5f_Paragraphe_20_livret_20_" style:list-style-name="liste_5f_abc">
      <style:paragraph-properties fo:margin-top="0.4cm" fo:margin-bottom="0cm" style:contextual-spacing="false"/>
      <style:text-properties style:font-name="Bitstream Vera Sans2" officeooo:rsid="00620318" officeooo:paragraph-rsid="00620318"/>
    </style:style>
    <style:style style:name="P54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165de4"/>
    </style:style>
    <style:style style:name="P55" style:family="paragraph" style:parent-style-name="_5f_Paragraphe_20_livret_20_" style:list-style-name="_5f_Numérotation_20_des_20_exercices_20_livrets">
      <style:paragraph-properties fo:margin-top="0.3cm" fo:margin-bottom="0.6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76b0b7"/>
    </style:style>
    <style:style style:name="P56" style:family="paragraph" style:parent-style-name="_5f_Paragraphe_20_livret_20_" style:list-style-name="liste_5f_abc">
      <style:paragraph-properties fo:margin-top="0cm" fo:margin-bottom="0.101cm" style:contextual-spacing="false"/>
      <style:text-properties officeooo:paragraph-rsid="00165de4"/>
    </style:style>
    <style:style style:name="P57" style:family="paragraph" style:parent-style-name="_5f_Paragraphe_20_livret_20_" style:list-style-name="_5f_Numérotation_20_des_20_exercices_20_livrets">
      <style:paragraph-properties fo:margin-top="0.199cm" fo:margin-bottom="0cm" style:contextual-spacing="false" fo:line-height="100%"/>
      <style:text-properties officeooo:paragraph-rsid="00786f23"/>
    </style:style>
    <style:style style:name="P58" style:family="paragraph" style:parent-style-name="_5f_Paragraphe_20_livret_20_" style:list-style-name="_5f_Numérotation_20_des_20_exercices_20_livrets">
      <style:paragraph-properties fo:margin-top="0.199cm" fo:margin-bottom="0cm" style:contextual-spacing="false" fo:line-height="100%"/>
      <style:text-properties officeooo:paragraph-rsid="00786f23" fo:background-color="#ffff00"/>
    </style:style>
    <style:style style:name="P59" style:family="paragraph" style:parent-style-name="_5f_Paragraphe_20_livret_20_" style:list-style-name="_5f_Numérotation_20_des_20_exercices_20_livrets">
      <style:paragraph-properties fo:margin-left="0.019cm" fo:margin-right="0cm" fo:margin-top="0.199cm" fo:margin-bottom="0cm" style:contextual-spacing="false" fo:line-height="100%" fo:text-indent="0cm" style:auto-text-indent="false"/>
      <style:text-properties style:font-name="Bitstream Vera Sans3" officeooo:paragraph-rsid="00786f23"/>
    </style:style>
    <style:style style:name="P60" style:family="paragraph" style:parent-style-name="_5f_Paragraphe_20_livret_20_" style:list-style-name="_5f_Numérotation_20_des_20_exercices_20_livrets">
      <style:paragraph-properties fo:margin-left="0.019cm" fo:margin-right="0cm" fo:margin-top="0cm" fo:margin-bottom="0cm" style:contextual-spacing="false" fo:line-height="100%" fo:text-indent="0cm" style:auto-text-indent="false"/>
      <style:text-properties style:font-name="Bitstream Vera Sans3" officeooo:paragraph-rsid="00786f23"/>
    </style:style>
    <style:style style:name="P61" style:family="paragraph" style:parent-style-name="_5f_Paragraphe_20_livret_20_réponse_20_élève" style:list-style-name="_5f_Numérotation_20_des_20_exercices_20_livrets">
      <style:paragraph-properties style:line-height-at-least="0.7cm" fo:text-align="center" style:justify-single-word="false">
        <style:tab-stops>
          <style:tab-stop style:position="2cm" style:leader-style="dotted" style:leader-text="."/>
          <style:tab-stop style:position="3cm" style:leader-style="dotted" style:leader-text="."/>
          <style:tab-stop style:position="3.265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62" style:family="paragraph" style:parent-style-name="_5f_Paragraphe_20_livret_20_réponse_20_élève" style:list-style-name="_5f_Numérotation_20_des_20_exercices_20_livrets">
      <style:paragraph-properties fo:margin-left="0.009cm" fo:margin-right="-0.15cm" style:line-height-at-least="0.7cm" fo:text-align="center" style:justify-single-word="false" fo:text-indent="0cm" style:auto-text-indent="false">
        <style:tab-stops>
          <style:tab-stop style:position="2cm" style:leader-style="dotted" style:leader-text="."/>
          <style:tab-stop style:position="3cm" style:leader-style="dotted" style:leader-text="."/>
          <style:tab-stop style:position="3.265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63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 style:line-height-at-least="0.7cm" fo:text-align="justify" style:justify-single-word="false"/>
      <style:text-properties officeooo:paragraph-rsid="0076b776"/>
    </style:style>
    <style:style style:name="P64" style:family="paragraph" style:parent-style-name="_5f_Paragraphe_20_livret_20_réponse_20_élève" style:list-style-name="liste_5f_abc">
      <style:paragraph-properties fo:margin-top="0cm" fo:margin-bottom="0cm" style:contextual-spacing="false" fo:line-height="100%"/>
    </style:style>
    <style:style style:name="P65" style:family="paragraph" style:parent-style-name="_5f_Paragraphe_20_livret_20_réponse_20_élève" style:list-style-name="liste_5f_abc">
      <style:paragraph-properties fo:margin-top="0cm" fo:margin-bottom="0cm" style:contextual-spacing="false" fo:line-height="100%"/>
      <style:text-properties officeooo:paragraph-rsid="00689ffd"/>
    </style:style>
    <style:style style:name="P66" style:family="paragraph" style:parent-style-name="_5f_Paragraphe_20_livret_20_réponse_20_élève" style:list-style-name="liste_5f_abc">
      <style:paragraph-properties fo:margin-top="0cm" fo:margin-bottom="0cm" style:contextual-spacing="false" fo:line-height="100%"/>
      <style:text-properties officeooo:paragraph-rsid="004ebd79"/>
    </style:style>
    <style:style style:name="P67" style:family="paragraph" style:parent-style-name="_5f_Paragraphe_20_livret_20_réponse_20_élève" style:list-style-name="liste_5f_abc">
      <style:paragraph-properties fo:margin-top="0.199cm" fo:margin-bottom="0cm" style:contextual-spacing="false"/>
    </style:style>
    <style:style style:name="P68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officeooo:paragraph-rsid="00786f23"/>
    </style:style>
    <style:style style:name="P69" style:family="paragraph" style:parent-style-name="_5f_Paragraphe_20_livret_20_réponse_20_élève" style:list-style-name="liste_5f_abc">
      <style:paragraph-properties fo:margin-top="0.499cm" fo:margin-bottom="0cm" style:contextual-spacing="false" fo:line-height="100%"/>
      <style:text-properties officeooo:paragraph-rsid="00620318"/>
    </style:style>
    <style:style style:name="P70" style:family="paragraph" style:parent-style-name="_5f_Pied_20_de_20_page" style:list-style-name="">
      <style:paragraph-properties fo:text-align="end" style:justify-single-word="false"/>
    </style:style>
    <style:style style:name="P71" style:family="paragraph" style:parent-style-name="_5f_Pied_20_de_20_page">
      <style:paragraph-properties fo:text-align="end" style:justify-single-word="false"/>
    </style:style>
    <style:style style:name="P72" style:family="paragraph" style:parent-style-name="_5f_Pied_20_de_20_page" style:list-style-name=""/>
    <style:style style:name="P7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4" style:family="paragraph">
      <loext:graphic-properties draw:fill="solid" draw:fill-color="#ffffff" draw:opacity="0%"/>
      <style:paragraph-properties fo:text-align="center"/>
    </style:style>
    <style:style style:name="P75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7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77" style:family="paragraph">
      <style:paragraph-properties fo:text-align="center"/>
    </style:style>
    <style:style style:name="P7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0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08c81"/>
    </style:style>
    <style:style style:name="T6" style:family="text">
      <style:text-properties style:font-name="Bitstream Vera Sans2"/>
    </style:style>
    <style:style style:name="T7" style:family="text">
      <style:text-properties style:font-name="Bitstream Vera Sans2" fo:font-size="10pt" style:font-size-asian="10pt" style:font-size-complex="10pt"/>
    </style:style>
    <style:style style:name="T8" style:family="text">
      <style:text-properties style:font-name="Bitstream Vera Sans2" fo:font-size="10pt" officeooo:rsid="0061c9b9" style:font-size-asian="10pt" style:font-size-complex="10pt"/>
    </style:style>
    <style:style style:name="T9" style:family="text">
      <style:text-properties style:font-size-asian="10pt" style:font-style-asian="normal" style:font-size-complex="10pt" style:font-style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letter-spacing="-0.007cm"/>
    </style:style>
    <style:style style:name="T13" style:family="text">
      <style:text-properties style:text-position="0% 100%" style:font-name="OpenSymbol" fo:font-size="10pt" fo:letter-spacing="-0.007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" style:family="text">
      <style:text-properties style:text-position="0% 100%" style:font-name-asian="OpenSymbol" style:font-style-asian="normal" style:font-name-complex="OpenSymbol" style:font-style-complex="normal"/>
    </style:style>
    <style:style style:name="T15" style:family="text">
      <style:text-properties style:text-position="0% 100%" officeooo:rsid="002fc701" style:font-name-asian="OpenSymbol" style:font-style-asian="normal" style:font-name-complex="OpenSymbol" style:font-style-complex="normal"/>
    </style:style>
    <style:style style:name="T16" style:family="text">
      <style:text-properties style:text-position="0% 100%" officeooo:rsid="0027e89a" style:font-name-asian="OpenSymbol" style:font-style-asian="normal" style:font-name-complex="OpenSymbol" style:font-style-complex="normal"/>
    </style:style>
    <style:style style:name="T17" style:family="text">
      <style:text-properties style:text-position="0% 100%" officeooo:rsid="00620318" style:font-name-asian="OpenSymbol" style:font-name-complex="OpenSymbol"/>
    </style:style>
    <style:style style:name="T18" style:family="text">
      <style:text-properties style:text-position="0% 100%" officeooo:rsid="0076b776" style:font-name-asian="OpenSymbol" style:font-name-complex="OpenSymbol"/>
    </style:style>
    <style:style style:name="T19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20" style:family="text">
      <style:text-properties style:text-position="0% 100%" officeooo:rsid="005f0095" style:font-name-asian="OpenSymbol" style:font-size-asian="10pt" style:font-style-asian="normal" style:font-name-complex="OpenSymbol" style:font-size-complex="10pt" style:font-style-complex="normal"/>
    </style:style>
    <style:style style:name="T21" style:family="text">
      <style:text-properties style:text-position="0% 100%" fo:font-style="normal" officeooo:rsid="0076b776" style:font-name-asian="OpenSymbol" style:font-size-asian="12pt" style:font-style-asian="italic" style:font-name-complex="OpenSymbol" style:font-size-complex="12pt" style:font-style-complex="italic"/>
    </style:style>
    <style:style style:name="T22" style:family="text">
      <style:text-properties style:text-position="0% 100%" fo:font-style="normal" officeooo:rsid="0076ca06" style:font-name-asian="OpenSymbol" style:font-size-asian="12pt" style:font-style-asian="italic" style:font-name-complex="OpenSymbol" style:font-size-complex="12pt" style:font-style-complex="italic"/>
    </style:style>
    <style:style style:name="T23" style:family="text">
      <style:text-properties fo:font-variant="normal" fo:text-transform="none" style:use-window-font-color="true" loext:opacity="0%" style:font-name="OpenSymbol2" fo:font-size="10pt" fo:letter-spacing="-0.004cm" fo:font-style="normal" fo:font-weight="normal" officeooo:rsid="00177b7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font-name="Bitstream Vera Sans2" fo:font-size="10pt" fo:letter-spacing="-0.004cm" fo:font-style="normal" fo:font-weight="normal" officeooo:rsid="00177b7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5" style:family="text">
      <style:text-properties officeooo:rsid="0019890e"/>
    </style:style>
    <style:style style:name="T26" style:family="text">
      <style:text-properties style:font-name="OpenSymbol2" fo:font-size="10pt" style:font-size-asian="10pt" style:font-size-complex="10pt"/>
    </style:style>
    <style:style style:name="T27" style:family="text">
      <style:text-properties officeooo:rsid="001afdce"/>
    </style:style>
    <style:style style:name="T28" style:family="text">
      <style:text-properties fo:color="#d3802b" loext:opacity="100%" fo:font-weight="bold" style:font-weight-asian="bold" style:font-weight-complex="bold"/>
    </style:style>
    <style:style style:name="T29" style:family="text">
      <style:text-properties officeooo:rsid="0061c9b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63e728" style:font-weight-asian="normal" style:font-weight-complex="normal"/>
    </style:style>
    <style:style style:name="T32" style:family="text">
      <style:text-properties fo:letter-spacing="-0.004cm" officeooo:rsid="0061c9b9"/>
    </style:style>
    <style:style style:name="T33" style:family="text">
      <style:text-properties fo:color="#000000" loext:opacity="100%" fo:font-weight="normal" style:font-weight-asian="normal" style:font-weight-complex="normal"/>
    </style:style>
    <style:style style:name="T34" style:family="text">
      <style:text-properties fo:color="#000000" loext:opacity="100%" officeooo:rsid="0076b0b7"/>
    </style:style>
    <style:style style:name="T35" style:family="text">
      <style:text-properties fo:color="#000000" loext:opacity="100%" style:text-position="0% 100%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6" style:family="text">
      <style:text-properties style:use-window-font-color="true" loext:opacity="0%" officeooo:rsid="00579f39" fo:background-color="#ffff00" loext:char-shading-value="0"/>
    </style:style>
    <style:style style:name="T37" style:family="text">
      <style:text-properties style:use-window-font-color="true" loext:opacity="0%" officeooo:rsid="00579f39" fo:background-color="#ffff00" loext:char-shading-value="0" style:font-size-asian="10pt" style:font-style-asian="normal" style:font-size-complex="10pt" style:font-style-complex="normal"/>
    </style:style>
    <style:style style:name="T38" style:family="text">
      <style:text-properties style:use-window-font-color="true" loext:opacity="0%" fo:font-weight="normal" officeooo:rsid="00579f39" fo:background-color="#ffff00" loext:char-shading-value="0"/>
    </style:style>
    <style:style style:name="T39" style:family="text">
      <style:text-properties style:use-window-font-color="true" loext:opacity="0%" fo:font-weight="normal" officeooo:rsid="00579f39" fo:background-color="#ffff00" loext:char-shading-value="0" style:font-size-asian="10pt" style:font-style-asian="normal" style:font-size-complex="10pt" style:font-style-complex="normal"/>
    </style:style>
    <style:style style:name="T40" style:family="text">
      <style:text-properties style:use-window-font-color="true" loext:opacity="0%" style:text-position="0% 100%" fo:background-color="#ffff00" loext:char-shading-value="0" style:font-name-asian="OpenSymbol" style:font-style-asian="normal" style:font-name-complex="OpenSymbol" style:font-style-complex="normal"/>
    </style:style>
    <style:style style:name="T41" style:family="text">
      <style:text-properties style:use-window-font-color="true" loext:opacity="0%" style:text-position="0% 100%" officeooo:rsid="0026134f" fo:background-color="#ffff00" loext:char-shading-value="0" style:font-name-asian="OpenSymbol" style:font-style-asian="normal" style:font-name-complex="OpenSymbol" style:font-style-complex="normal"/>
    </style:style>
    <style:style style:name="T42" style:family="text">
      <style:text-properties style:use-window-font-color="true" loext:opacity="0%" style:text-position="0% 100%" officeooo:rsid="00236355" fo:background-color="#ffff00" loext:char-shading-value="0" style:font-name-asian="OpenSymbol" style:font-style-asian="normal" style:font-name-complex="OpenSymbol" style:font-style-complex="normal"/>
    </style:style>
    <style:style style:name="T43" style:family="text">
      <style:text-properties style:use-window-font-color="true" loext:opacity="0%" style:text-position="0% 100%" officeooo:rsid="00241f27" fo:background-color="#ffff00" loext:char-shading-value="0" style:font-name-asian="OpenSymbol" style:font-style-asian="normal" style:font-name-complex="OpenSymbol" style:font-style-complex="normal"/>
    </style:style>
    <style:style style:name="T44" style:family="text">
      <style:text-properties style:use-window-font-color="true" loext:opacity="0%" style:text-position="0% 100%" officeooo:rsid="00786f23" fo:background-color="#ffff00" loext:char-shading-value="0" style:font-name-asian="OpenSymbol" style:font-style-asian="normal" style:font-name-complex="OpenSymbol" style:font-style-complex="normal"/>
    </style:style>
    <style:style style:name="T45" style:family="text">
      <style:text-properties style:use-window-font-color="true" loext:opacity="0%" style:text-position="0% 100%" officeooo:rsid="00241f27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6" style:family="text">
      <style:text-properties style:use-window-font-color="true" loext:opacity="0%" style:text-position="0% 100%" officeooo:rsid="00236355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7" style:family="text">
      <style:text-properties style:use-window-font-color="true" loext:opacity="0%" style:text-position="0% 100%" officeooo:rsid="005f0095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8" style:family="text">
      <style:text-properties style:use-window-font-color="true" loext:opacity="0%" style:text-position="0% 100%" style:font-name="Bitstream Vera Sans3" fo:font-size="10pt" fo:font-style="normal" officeooo:rsid="00241f27" fo:background-color="#ffff00" loext:char-shading-value="0" style:font-name-asian="OpenSymbol" style:font-style-asian="normal" style:font-name-complex="OpenSymbol" style:font-style-complex="normal"/>
    </style:style>
    <style:style style:name="T49" style:family="text">
      <style:text-properties fo:background-color="#ffff00" loext:char-shading-value="0"/>
    </style:style>
    <style:style style:name="T50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101cm" svg:stroke-color="#00a933" draw:marker-start-width="0.499cm" draw:marker-end-width="0.499cm" draw:fill="solid" draw:fill-color="#ffffff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499cm" draw:marker-end-width="0.499cm" draw:fill="solid" draw:fill-color="#ffffff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g text:anchor-type="paragraph" draw:z-index="20" draw:name="Forme5" draw:style-name="gr3"><draw:custom-shape draw:style-name="gr4" draw:text-style-name="P76" svg:width="3.964cm" svg:height="0.641cm" draw:transform="skewX (0.00279252680319092) rotate (0.0872664625997165) translate (-0.370416666666667cm -0.0934861111111111cm)"><text:p text:style-name="P75"><text:span text:style-name="T5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7"><draw:text-box fo:min-height="2.743cm"><text:section text:style-name="Sect1" text:name="Section8"><text:p text:style-name="P26"/><text:p text:style-name="P25">Compare les quotients <draw:frame draw:style-name="fr9" draw:name="Objet35" text:anchor-type="as-char" svg:width="0.547cm" svg:height="0.87cm" draw:z-index="28"><draw:object xlink:href="./Object 7" xlink:type="simple" xlink:show="embed" xlink:actuate="onLoad"/><draw:image xlink:href="./ObjectReplacements/Object 7" xlink:type="simple" xlink:show="embed" xlink:actuate="onLoad"/><svg:desc>formule</svg:desc></draw:frame><text:s/>et <draw:frame draw:style-name="fr8" draw:name="Objet36" text:anchor-type="as-char" svg:y="-0.483cm" svg:width="0.547cm" svg:height="0.87cm" draw:z-index="29"><draw:object xlink:href="./Object 8" xlink:type="simple" xlink:show="embed" xlink:actuate="onLoad"/><draw:image xlink:href="./ObjectReplacements/Object 8" xlink:type="simple" xlink:show="embed" xlink:actuate="onLoad"/><svg:desc>formule</svg:desc></draw:frame>.</text:p><text:p text:style-name="P27"><text:span text:style-name="Bold_5f_niv2">Correction</text:span></text:p><text:p text:style-name="P28"><text:span text:style-name="_5f_BVS"><text:span text:style-name="T29">Les deux quotients doivent avoir le même </text:span></text:span><text:span text:style-name="_5f_BVS"><text:span text:style-name="T32">dénominateur :</text:span></text:span><text:span text:style-name="_5f_BVS"><text:span text:style-name="T29"> </text:span></text:span><text:span text:style-name="T29"><draw:frame draw:style-name="fr8" draw:name="Objet3" text:anchor-type="as-char" svg:y="-0.483cm" svg:width="1.222cm" svg:height="0.8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/><text:span text:style-name="_5f_signe"><text:span text:style-name="T12">=</text:span></text:span> <draw:frame draw:style-name="fr8" draw:name="Objet38" text:anchor-type="as-char" svg:y="-0.483cm" svg:width="0.771cm" svg:height="0.87cm" draw:z-index="31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8" draw:name="Objet39" text:anchor-type="as-char" svg:y="-0.483cm" svg:width="1.222cm" svg:height="0.87cm" draw:z-index="32"><draw:object xlink:href="./Object 17" xlink:type="simple" xlink:show="embed" xlink:actuate="onLoad"/><draw:image xlink:href="./ObjectReplacements/Object 17" xlink:type="simple" xlink:show="embed" xlink:actuate="onLoad"/><svg:desc>formule</svg:desc></draw:frame><text:s/><text:span text:style-name="_5f_signe"><text:span text:style-name="T12">=</text:span></text:span> <draw:frame draw:style-name="fr8" draw:name="Objet4" text:anchor-type="as-char" svg:y="-0.483cm" svg:width="0.771cm" svg:height="0.87cm" draw:z-index="33"><draw:object xlink:href="./Object 18" xlink:type="simple" xlink:show="embed" xlink:actuate="onLoad"/><draw:image xlink:href="./ObjectReplacements/Object 18" xlink:type="simple" xlink:show="embed" xlink:actuate="onLoad"/><svg:desc>formule</svg:desc></draw:frame>.</text:p><text:p text:style-name="P29"><text:span text:style-name="T7">Or, </text:span><text:span text:style-name="T13">─</text:span><text:span text:style-name="T7">16 </text:span><text:span text:style-name="T26"></text:span><text:span text:style-name="T7"> </text:span><text:span text:style-name="T13">─</text:span><text:span text:style-name="T7">21 donc </text:span><text:span text:style-name="T7"><draw:frame draw:style-name="fr8" draw:name="Objet5" text:anchor-type="as-char" svg:y="-0.483cm" svg:width="0.771cm" svg:height="0.87cm" draw:z-index="3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"><text:s/></text:span><text:span text:style-name="T26"></text:span><text:span text:style-name="T7"> </text:span><text:span text:style-name="T7"><draw:frame draw:style-name="fr8" draw:name="Objet6" text:anchor-type="as-char" svg:y="-0.483cm" svg:width="0.771cm" svg:height="0.87cm" draw:z-index="3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"><text:s/></text:span><text:span text:style-name="T8">soit </text:span><draw:frame draw:style-name="fr8" draw:name="Objet1" text:anchor-type="as-char" svg:y="-0.483cm" svg:width="0.547cm" svg:height="0.87cm" draw:z-index="36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Police_20_par_20_défaut"><text:span text:style-name="T24"><text:s/></text:span></text:span><text:span text:style-name="Police_20_par_20_défaut"><text:span text:style-name="T23"></text:span></text:span><text:span text:style-name="Police_20_par_20_défaut"><text:span text:style-name="T24"> </text:span></text:span><text:span text:style-name="Police_20_par_20_défaut"><text:span text:style-name="T24"><draw:frame draw:style-name="fr8" draw:name="Objet2" text:anchor-type="as-char" svg:y="-0.483cm" svg:width="0.547cm" svg:height="0.87cm" draw:z-index="37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24">.</text:span></text:span></text:p></text:section></draw:text-box></draw:frame></text:p>
      <text:list xml:id="list3138221360" text:style-name="Num_5f_Exo">
        <text:list-item>
          <text:h text:style-name="P41" text:outline-level="1"><text:span text:style-name="_5f_Consigne"> </text:span><text:span text:style-name="_5f_Consigne"><text:span text:style-name="T10">Compare les quotients suivants.</text:span></text:span></text:h>
        </text:list-item>
      </text:list>
      <text:section text:style-name="Sect2" text:name="Section23">
        <text:list xml:id="list677848896" text:style-name="liste_5f_abc">
          <text:list-item>
            <text:p text:style-name="P49"><text:span text:style-name="T11"><draw:frame draw:style-name="fr7" draw:name="Objet15" text:anchor-type="as-char" svg:width="0.293cm" svg:height="0.87cm" draw:z-index="38"><draw:object xlink:href="./Object 27" xlink:type="simple" xlink:show="embed" xlink:actuate="onLoad"/><draw:image xlink:href="./ObjectReplacements/Object 27" xlink:type="simple" xlink:show="embed" xlink:actuate="onLoad"/></draw:frame></text:span><text:span text:style-name="_5f_pointillés_20_gris"><text:tab/> </text:span><text:span text:style-name="_5f_pointillés_20_gris"><text:span text:style-name="T38"><text:s/>&gt;</text:span></text:span><text:span text:style-name="_5f_pointillés_20_gris"><text:span text:style-name="T36"> </text:span></text:span><text:span text:style-name="_5f_pointillés_20_gris"><text:s/></text:span><text:span text:style-name="T11"><draw:frame draw:style-name="fr7" draw:name="Objet46" text:anchor-type="as-char" svg:width="0.557cm" svg:height="0.87cm" draw:z-index="39"><draw:object xlink:href="./Object 28" xlink:type="simple" xlink:show="embed" xlink:actuate="onLoad"/><draw:image xlink:href="./ObjectReplacements/Object 28" xlink:type="simple" xlink:show="embed" xlink:actuate="onLoad"/></draw:frame></text:span></text:p>
          </text:list-item>
          <text:list-item>
            <text:p text:style-name="P49"><text:span text:style-name="T11"><draw:frame draw:style-name="fr7" draw:name="Objet47" text:anchor-type="as-char" svg:width="0.557cm" svg:height="0.87cm" draw:z-index="40"><draw:object xlink:href="./Object 91" xlink:type="simple" xlink:show="embed" xlink:actuate="onLoad"/><draw:image xlink:href="./ObjectReplacements/Object 91" xlink:type="simple" xlink:show="embed" xlink:actuate="onLoad"/></draw:frame></text:span><text:span text:style-name="T11"><text:s/></text:span><text:span text:style-name="_5f_pointillés_20_gris"><text:tab/> </text:span><text:span text:style-name="_5f_pointillés_20_gris"><text:span text:style-name="T38"><text:s/>&gt;</text:span></text:span><text:span text:style-name="_5f_pointillés_20_gris"><text:span text:style-name="T36"> </text:span></text:span><text:span text:style-name="_5f_pointillés_20_gris"><text:s/></text:span><text:span text:style-name="T11"><draw:frame draw:style-name="fr7" draw:name="Objet54" text:anchor-type="as-char" svg:width="0.557cm" svg:height="0.87cm" draw:z-index="41"><draw:object xlink:href="./Object 92" xlink:type="simple" xlink:show="embed" xlink:actuate="onLoad"/><draw:image xlink:href="./ObjectReplacements/Object 92" xlink:type="simple" xlink:show="embed" xlink:actuate="onLoad"/></draw:frame></text:span></text:p>
          </text:list-item>
          <text:list-item>
            <text:p text:style-name="P49"><text:span text:style-name="T11"><draw:frame draw:style-name="fr7" draw:name="Objet62" text:anchor-type="as-char" svg:width="0.517cm" svg:height="0.87cm" draw:z-index="42"><draw:object xlink:href="./Object 93" xlink:type="simple" xlink:show="embed" xlink:actuate="onLoad"/><draw:image xlink:href="./ObjectReplacements/Object 93" xlink:type="simple" xlink:show="embed" xlink:actuate="onLoad"/></draw:frame></text:span><text:span text:style-name="_5f_pointillés_20_gris"><text:tab/> </text:span><text:span text:style-name="_5f_pointillés_20_gris"><text:span text:style-name="T38"><text:s/></text:span></text:span><text:span text:style-name="_5f_pointillés_20_gris"><text:span text:style-name="T36">&lt; </text:span></text:span><text:span text:style-name="_5f_pointillés_20_gris"><text:s/></text:span><text:span text:style-name="T11"><draw:frame draw:style-name="fr7" draw:name="Objet66" text:anchor-type="as-char" svg:width="0.781cm" svg:height="0.87cm" draw:z-index="43"><draw:object xlink:href="./Object 94" xlink:type="simple" xlink:show="embed" xlink:actuate="onLoad"/><draw:image xlink:href="./ObjectReplacements/Object 94" xlink:type="simple" xlink:show="embed" xlink:actuate="onLoad"/></draw:frame></text:span></text:p>
          </text:list-item>
          <text:list-item>
            <text:p text:style-name="P49"><text:span text:style-name="corps"><text:span text:style-name="T10"><draw:frame draw:style-name="fr7" draw:name="Objet14" text:anchor-type="as-char" svg:width="0.517cm" svg:height="0.87cm" draw:z-index="44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corps"><text:span text:style-name="T10"><text:s/></text:span></text:span><text:span text:style-name="_5f_pointillés_20_gris"><text:span text:style-name="T9"><text:tab/></text:span></text:span><text:span text:style-name="_5f_pointillés_20_gris"><text:span text:style-name="T39"> </text:span></text:span><text:span text:style-name="_5f_pointillés_20_gris"><text:span text:style-name="T37">&lt; </text:span></text:span><text:span text:style-name="_5f_pointillés_20_gris"><text:span text:style-name="T9"><text:s/></text:span></text:span><text:span text:style-name="corps"><text:span text:style-name="T10"><draw:frame draw:style-name="fr7" draw:name="Objet55" text:anchor-type="as-char" svg:width="1.074cm" svg:height="0.87cm" draw:z-index="45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/text:p>
          </text:list-item>
          <text:list-item>
            <text:p text:style-name="P49"><text:span text:style-name="T11"><draw:frame draw:style-name="fr7" draw:name="Objet76" text:anchor-type="as-char" svg:width="0.894cm" svg:height="0.87cm" draw:z-index="4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_5f_pointillés_20_gris"><text:tab/> </text:span><text:span text:style-name="_5f_pointillés_20_gris"><text:span text:style-name="T38"><text:s/></text:span></text:span><text:span text:style-name="_5f_pointillés_20_gris"><text:span text:style-name="T36">&lt; </text:span></text:span><text:span text:style-name="_5f_pointillés_20_gris"><text:s/></text:span><text:span text:style-name="T11"><draw:frame draw:style-name="fr7" draw:name="Objet77" text:anchor-type="as-char" svg:width="1.208cm" svg:height="0.87cm" draw:z-index="47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p>
          </text:list-item>
          <text:list-item>
            <text:p text:style-name="P49"><text:span text:style-name="corps"><text:span text:style-name="T10"><draw:frame draw:style-name="fr7" draw:name="Objet74" text:anchor-type="as-char" svg:width="0.63cm" svg:height="0.87cm" draw:z-index="52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_5f_pointillés_20_gris"><text:span text:style-name="T9"><text:tab/> </text:span></text:span><text:span text:style-name="_5f_pointillés_20_gris"><text:span text:style-name="T39"><text:s/>&lt;</text:span></text:span><text:span text:style-name="_5f_pointillés_20_gris"><text:span text:style-name="T37"> </text:span></text:span><text:span text:style-name="_5f_pointillés_20_gris"><text:span text:style-name="T9"><text:s/></text:span></text:span><text:span text:style-name="corps"><text:span text:style-name="T10"><draw:frame draw:style-name="fr7" draw:name="Objet75" text:anchor-type="as-char" svg:width="0.63cm" svg:height="0.87cm" draw:z-index="53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/text:p>
          </text:list-item>
          <text:list-item>
            <text:p text:style-name="P49"><text:span text:style-name="corps"><text:span text:style-name="T10"><draw:frame draw:style-name="fr7" draw:name="Objet67" text:anchor-type="as-char" svg:width="0.63cm" svg:height="0.87cm" draw:z-index="5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9"><text:tab/> </text:span></text:span><text:span text:style-name="_5f_pointillés_20_gris"><text:span text:style-name="T39"><text:s/>&gt;</text:span></text:span><text:span text:style-name="_5f_pointillés_20_gris"><text:span text:style-name="T37"> </text:span></text:span><text:span text:style-name="_5f_pointillés_20_gris"><text:span text:style-name="T9"><text:s/></text:span></text:span><text:span text:style-name="corps"><text:span text:style-name="T10"><draw:frame draw:style-name="fr7" draw:name="Objet68" text:anchor-type="as-char" svg:width="0.293cm" svg:height="0.87cm" draw:z-index="6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ext:list-item>
          <text:list-item>
            <text:p text:style-name="P49"><text:span text:style-name="corps"><text:span text:style-name="T10"><draw:frame draw:style-name="fr7" draw:name="Objet190" text:anchor-type="as-char" svg:width="0.63cm" svg:height="0.87cm" draw:z-index="6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9"><text:tab/> </text:span></text:span><text:span text:style-name="_5f_pointillés_20_gris"><text:span text:style-name="T39"><text:s/>&gt;</text:span></text:span><text:span text:style-name="_5f_pointillés_20_gris"><text:span text:style-name="T37"> </text:span></text:span><text:span text:style-name="_5f_pointillés_20_gris"><text:span text:style-name="T9"><text:s/></text:span></text:span><text:span text:style-name="corps"><text:span text:style-name="T10"><draw:frame draw:style-name="fr7" draw:name="Objet191" text:anchor-type="as-char" svg:width="0.852cm" svg:height="0.87cm" draw:z-index="6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</text:list-item>
        </text:list>
      </text:section>
      <text:list xml:id="list190715911368395" text:continue-list="list3138221360" text:style-name="Num_5f_Exo">
        <text:list-header>
          <text:h text:style-name="P30" text:outline-level="1"><text:span text:style-name="Bold_5f_niv2"><text:span text:style-name="T30"/></text:span></text:h>
        </text:list-header>
        <text:list-item>
          <text:h text:style-name="P31" text:outline-level="1"><text:span text:style-name="Bold_5f_niv2">Recherche de dénominateur commun</text:span></text:h>
        </text:list-item>
      </text:list>
      <text:list xml:id="list190715581894611" text:continue-list="list677848896" text:style-name="liste_5f_abc">
        <text:list-item text:start-value="1">
          <text:p text:style-name="P50">Donne un dénominateur commun :</text:p>
        </text:list-item>
      </text:list>
      <text:list xml:id="list619959168" text:style-name="_5f_Numérotation_20_des_20_exercices_20_livrets">
        <text:list-item>
          <text:list>
            <text:list-item>
              <text:list>
                <text:list-item>
                  <text:p text:style-name="P52">à <draw:frame draw:style-name="fr7" draw:name="Objet51" text:anchor-type="as-char" svg:width="0.517cm" svg:height="0.87cm" draw:z-index="48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7" draw:name="Objet53" text:anchor-type="as-char" svg:width="0.517cm" svg:height="0.87cm" draw:z-index="49"><draw:object xlink:href="./Object 90" xlink:type="simple" xlink:show="embed" xlink:actuate="onLoad"/><draw:image xlink:href="./ObjectReplacements/Object 90" xlink:type="simple" xlink:show="embed" xlink:actuate="onLoad"/><svg:desc>formule</svg:desc></draw:frame><text:s/>: <text:span text:style-name="_5f_pointillés_20_gris"><text:span text:style-name="T41">30 = 3 x 10 = 2 x 15</text:span></text:span></text:p>
                </text:list-item>
                <text:list-item>
                  <text:p text:style-name="P55">à <draw:frame draw:style-name="fr7" draw:name="Objet49" text:anchor-type="as-char" svg:width="0.517cm" svg:height="0.87cm" draw:z-index="50"><draw:object xlink:href="./Object 87" xlink:type="simple" xlink:show="embed" xlink:actuate="onLoad"/><draw:image xlink:href="./ObjectReplacements/Object 87" xlink:type="simple" xlink:show="embed" xlink:actuate="onLoad"/><svg:desc>formule</svg:desc></draw:frame><text:s/>et <draw:frame draw:style-name="fr7" draw:name="Objet50" text:anchor-type="as-char" svg:width="0.517cm" svg:height="0.87cm" draw:z-index="51"><draw:object xlink:href="./Object 88" xlink:type="simple" xlink:show="embed" xlink:actuate="onLoad"/><draw:image xlink:href="./ObjectReplacements/Object 88" xlink:type="simple" xlink:show="embed" xlink:actuate="onLoad"/><svg:desc>formule</svg:desc></draw:frame><text:s/>:<text:span text:style-name="_5f_pointillés_20_gris"> </text:span><text:span text:style-name="_5f_pointillés_20_gris"><text:span text:style-name="T41">48 = 3 x 16 = 4 x 12</text:span></text:span></text:p>
                </text:list-item>
              </text:list>
            </text:list-item>
          </text:list>
        </text:list-item>
      </text:list>
      <text:list xml:id="list190716189541156" text:continue-list="list190715581894611" text:style-name="liste_5f_abc">
        <text:list-item>
          <text:p text:style-name="P56">Complète le tableau suivant.</text:p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header-rows>
          <table:table-row table:style-name="Tableau1.1">
            <table:table-cell table:style-name="Tableau1.A1" office:value-type="string">
              <text:list xml:id="list190715055389164" text:continue-list="list619959168" text:style-name="_5f_Numérotation_20_des_20_exercices_20_livrets">
                <text:list-header>
                  <text:p text:style-name="P42">×</text:p>
                </text:list-header>
              </text:list>
            </table:table-cell>
            <table:table-cell table:style-name="Tableau1.B1" office:value-type="float" office:value="10">
              <text:list xml:id="list190715916486631" text:continue-numbering="true" text:style-name="_5f_Numérotation_20_des_20_exercices_20_livrets">
                <text:list-header>
                  <text:p text:style-name="P44">10</text:p>
                </text:list-header>
              </text:list>
            </table:table-cell>
            <table:table-cell table:style-name="Tableau1.C1" office:value-type="string">
              <text:list xml:id="list190716168272306" text:continue-numbering="true" text:style-name="_5f_Numérotation_20_des_20_exercices_20_livrets">
                <text:list-header>
                  <text:p text:style-name="P44">12</text:p>
                </text:list-header>
              </text:list>
            </table:table-cell>
            <table:table-cell table:style-name="Tableau1.D1" office:value-type="string">
              <text:list xml:id="list190716461203683" text:continue-numbering="true" text:style-name="_5f_Numérotation_20_des_20_exercices_20_livrets">
                <text:list-header>
                  <text:p text:style-name="P44">15</text:p>
                </text:list-header>
              </text:list>
            </table:table-cell>
            <table:table-cell table:style-name="Tableau1.E1" office:value-type="string">
              <text:list xml:id="list190715071610459" text:continue-numbering="true" text:style-name="_5f_Numérotation_20_des_20_exercices_20_livrets">
                <text:list-header>
                  <text:p text:style-name="P45">16</text:p>
                </text:list-header>
              </text:list>
            </table:table-cell>
          </table:table-row>
        </table:table-header-rows>
        <table:table-row table:style-name="Tableau1.2">
          <table:table-cell table:style-name="Tableau1.A2" office:value-type="string">
            <text:list xml:id="list190715752206295" text:continue-numbering="true" text:style-name="_5f_Numérotation_20_des_20_exercices_20_livrets">
              <text:list-header>
                <text:p text:style-name="P43">2</text:p>
              </text:list-header>
            </text:list>
          </table:table-cell>
          <table:table-cell table:style-name="Tableau1.D8" office:value-type="string">
            <text:list xml:id="list190714908413909" text:continue-numbering="true" text:style-name="_5f_Numérotation_20_des_20_exercices_20_livrets">
              <text:list-header>
                <text:p text:style-name="P61"><text:span text:style-name="_5f_Correction_20_surlignée">20</text:span></text:p>
              </text:list-header>
            </text:list>
          </table:table-cell>
          <table:table-cell table:style-name="Tableau1.C2" office:value-type="string">
            <text:list xml:id="list190715822852849" text:continue-numbering="true" text:style-name="_5f_Numérotation_20_des_20_exercices_20_livrets">
              <text:list-header>
                <text:p text:style-name="P61"><text:span text:style-name="_5f_Correction_20_surlignée">24</text:span></text:p>
              </text:list-header>
            </text:list>
          </table:table-cell>
          <table:table-cell table:style-name="Tableau1.D8" office:value-type="string">
            <text:list xml:id="list190716207984481" text:continue-numbering="true" text:style-name="_5f_Numérotation_20_des_20_exercices_20_livrets">
              <text:list-header>
                <text:p text:style-name="P61"><draw:ellipse text:anchor-type="paragraph" draw:z-index="21" draw:name="Forme18" draw:style-name="gr2" draw:text-style-name="P74" svg:width="1.163cm" svg:height="0.807cm" svg:x="0.201cm" svg:y="0.074cm"><text:p/></draw:ellipse><text:span text:style-name="_5f_Correction_20_surlignée">30</text:span></text:p>
              </text:list-header>
            </text:list>
          </table:table-cell>
          <table:table-cell table:style-name="Tableau1.E2" office:value-type="string">
            <text:list xml:id="list190716291174457" text:continue-numbering="true" text:style-name="_5f_Numérotation_20_des_20_exercices_20_livrets">
              <text:list-header>
                <text:p text:style-name="P61"><text:span text:style-name="_5f_Correction_20_surlignée">32</text:span></text:p>
              </text:list-header>
            </text:list>
          </table:table-cell>
        </table:table-row>
        <table:table-row table:style-name="Tableau1.3">
          <table:table-cell table:style-name="Tableau1.A6" office:value-type="string">
            <text:list xml:id="list190716463117222" text:continue-numbering="true" text:style-name="_5f_Numérotation_20_des_20_exercices_20_livrets">
              <text:list-header>
                <text:p text:style-name="P43">3</text:p>
              </text:list-header>
            </text:list>
          </table:table-cell>
          <table:table-cell table:style-name="Tableau1.D8" office:value-type="string">
            <text:list xml:id="list190716871482753" text:continue-numbering="true" text:style-name="_5f_Numérotation_20_des_20_exercices_20_livrets">
              <text:list-header>
                <text:p text:style-name="P61"><draw:ellipse text:anchor-type="paragraph" draw:z-index="22" draw:name="Forme19" draw:style-name="gr2" draw:text-style-name="P74" svg:width="1.163cm" svg:height="0.807cm" svg:x="0.217cm" svg:y="0.023cm"><text:p/></draw:ellipse><text:span text:style-name="_5f_Correction_20_surlignée">30</text:span></text:p>
              </text:list-header>
            </text:list>
          </table:table-cell>
          <table:table-cell table:style-name="Tableau1.C3" office:value-type="string">
            <text:list xml:id="list190715776094925" text:continue-numbering="true" text:style-name="_5f_Numérotation_20_des_20_exercices_20_livrets">
              <text:list-header>
                <text:p text:style-name="P61"><text:span text:style-name="_5f_Correction_20_surlignée">36</text:span></text:p>
              </text:list-header>
            </text:list>
          </table:table-cell>
          <table:table-cell table:style-name="Tableau1.D8" office:value-type="string">
            <text:list xml:id="list190715203221382" text:continue-numbering="true" text:style-name="_5f_Numérotation_20_des_20_exercices_20_livrets">
              <text:list-header>
                <text:p text:style-name="P61"><text:span text:style-name="_5f_Correction_20_surlignée">45</text:span></text:p>
              </text:list-header>
            </text:list>
          </table:table-cell>
          <table:table-cell table:style-name="Tableau1.E3" office:value-type="string">
            <text:list xml:id="list190716808122386" text:continue-numbering="true" text:style-name="_5f_Numérotation_20_des_20_exercices_20_livrets">
              <text:list-header>
                <text:p text:style-name="P61"><draw:ellipse text:anchor-type="paragraph" draw:z-index="26" draw:name="Forme18_1" draw:style-name="gr1" draw:text-style-name="P74" svg:width="1.163cm" svg:height="0.807cm" svg:x="0.229cm" svg:y="0.044cm"><text:p/></draw:ellipse><text:span text:style-name="_5f_Correction_20_surlignée">48</text:span></text:p>
              </text:list-header>
            </text:list>
          </table:table-cell>
        </table:table-row>
        <table:table-row table:style-name="Tableau1.4">
          <table:table-cell table:style-name="Tableau1.A6" office:value-type="string">
            <text:list xml:id="list190715819330289" text:continue-numbering="true" text:style-name="_5f_Numérotation_20_des_20_exercices_20_livrets">
              <text:list-header>
                <text:p text:style-name="P43">4</text:p>
              </text:list-header>
            </text:list>
          </table:table-cell>
          <table:table-cell table:style-name="Tableau1.D8" office:value-type="string">
            <text:list xml:id="list190715148493987" text:continue-numbering="true" text:style-name="_5f_Numérotation_20_des_20_exercices_20_livrets">
              <text:list-header>
                <text:p text:style-name="P61"><text:span text:style-name="_5f_Correction_20_surlignée">40</text:span></text:p>
              </text:list-header>
            </text:list>
          </table:table-cell>
          <table:table-cell table:style-name="Tableau1.C4" office:value-type="string">
            <text:list xml:id="list190716491230431" text:continue-numbering="true" text:style-name="_5f_Numérotation_20_des_20_exercices_20_livrets">
              <text:list-header>
                <text:p text:style-name="P61"><draw:ellipse text:anchor-type="paragraph" draw:z-index="25" draw:name="Forme18_0" draw:style-name="gr1" draw:text-style-name="P74" svg:width="1.163cm" svg:height="0.807cm" svg:x="0.318cm" svg:y="0.078cm"><text:p/></draw:ellipse><text:span text:style-name="_5f_Correction_20_surlignée">48</text:span></text:p>
              </text:list-header>
            </text:list>
          </table:table-cell>
          <table:table-cell table:style-name="Tableau1.D4" office:value-type="float" office:value="60">
            <text:list xml:id="list190716286292484" text:continue-numbering="true" text:style-name="_5f_Numérotation_20_des_20_exercices_20_livrets">
              <text:list-header>
                <text:p text:style-name="P61"><draw:ellipse text:anchor-type="paragraph" draw:z-index="23" draw:name="Forme20" draw:style-name="gr2" draw:text-style-name="P74" svg:width="1.163cm" svg:height="0.807cm" svg:x="0.219cm" svg:y="0.007cm"><text:p/></draw:ellipse><text:span text:style-name="_5f_Correction_20_surlignée">60</text:span></text:p>
              </text:list-header>
            </text:list>
          </table:table-cell>
          <table:table-cell table:style-name="Tableau1.E4" office:value-type="string">
            <text:list xml:id="list190715464132033" text:continue-numbering="true" text:style-name="_5f_Numérotation_20_des_20_exercices_20_livrets">
              <text:list-header>
                <text:p text:style-name="P62"><text:span text:style-name="_5f_Correction_20_surlignée">64</text:span></text:p>
              </text:list-header>
            </text:list>
          </table:table-cell>
        </table:table-row>
        <table:table-row table:style-name="Tableau1.5">
          <table:table-cell table:style-name="Tableau1.A6" office:value-type="string">
            <text:list xml:id="list190716387185129" text:continue-numbering="true" text:style-name="_5f_Numérotation_20_des_20_exercices_20_livrets">
              <text:list-header>
                <text:p text:style-name="P43">5</text:p>
              </text:list-header>
            </text:list>
          </table:table-cell>
          <table:table-cell table:style-name="Tableau1.D8" office:value-type="string">
            <text:list xml:id="list190715870067806" text:continue-numbering="true" text:style-name="_5f_Numérotation_20_des_20_exercices_20_livrets">
              <text:list-header>
                <text:p text:style-name="P61"><text:span text:style-name="_5f_Correction_20_surlignée">50</text:span></text:p>
              </text:list-header>
            </text:list>
          </table:table-cell>
          <table:table-cell table:style-name="Tableau1.C5" office:value-type="string">
            <text:list xml:id="list190714852629863" text:continue-numbering="true" text:style-name="_5f_Numérotation_20_des_20_exercices_20_livrets">
              <text:list-header>
                <text:p text:style-name="P61"><text:span text:style-name="_5f_Correction_20_surlignée">60</text:span></text:p>
              </text:list-header>
            </text:list>
          </table:table-cell>
          <table:table-cell table:style-name="Tableau1.D8" office:value-type="string">
            <text:list xml:id="list190714880317445" text:continue-numbering="true" text:style-name="_5f_Numérotation_20_des_20_exercices_20_livrets">
              <text:list-header>
                <text:p text:style-name="P61"><text:span text:style-name="_5f_Correction_20_surlignée">75</text:span></text:p>
              </text:list-header>
            </text:list>
          </table:table-cell>
          <table:table-cell table:style-name="Tableau1.E5" office:value-type="string">
            <text:list xml:id="list190716683409191" text:continue-numbering="true" text:style-name="_5f_Numérotation_20_des_20_exercices_20_livrets">
              <text:list-header>
                <text:p text:style-name="P61"><text:span text:style-name="_5f_Correction_20_surlignée">80</text:span></text:p>
              </text:list-header>
            </text:list>
          </table:table-cell>
        </table:table-row>
        <table:table-row table:style-name="Tableau1.6">
          <table:table-cell table:style-name="Tableau1.A6" office:value-type="string">
            <text:list xml:id="list190716681107466" text:continue-numbering="true" text:style-name="_5f_Numérotation_20_des_20_exercices_20_livrets">
              <text:list-header>
                <text:p text:style-name="P43">6</text:p>
              </text:list-header>
            </text:list>
          </table:table-cell>
          <table:table-cell table:style-name="Tableau1.D8" office:value-type="string">
            <text:list xml:id="list190715474649029" text:continue-numbering="true" text:style-name="_5f_Numérotation_20_des_20_exercices_20_livrets">
              <text:list-header>
                <text:p text:style-name="P61"><draw:ellipse text:anchor-type="paragraph" draw:z-index="24" draw:name="Forme21" draw:style-name="gr2" draw:text-style-name="P74" svg:width="1.163cm" svg:height="0.807cm" svg:x="0.27cm" svg:y="0.037cm"><text:p/></draw:ellipse><text:span text:style-name="_5f_Correction_20_surlignée">60</text:span></text:p>
              </text:list-header>
            </text:list>
          </table:table-cell>
          <table:table-cell table:style-name="Tableau1.C6" office:value-type="string">
            <text:list xml:id="list190714946300353" text:continue-numbering="true" text:style-name="_5f_Numérotation_20_des_20_exercices_20_livrets">
              <text:list-header>
                <text:p text:style-name="P61"><text:span text:style-name="_5f_Correction_20_surlignée">72</text:span></text:p>
              </text:list-header>
            </text:list>
          </table:table-cell>
          <table:table-cell table:style-name="Tableau1.D8" office:value-type="string">
            <text:list xml:id="list190716199733160" text:continue-numbering="true" text:style-name="_5f_Numérotation_20_des_20_exercices_20_livrets">
              <text:list-header>
                <text:p text:style-name="P61"><text:span text:style-name="_5f_Correction_20_surlignée">90</text:span></text:p>
              </text:list-header>
            </text:list>
          </table:table-cell>
          <table:table-cell table:style-name="Tableau1.E6" office:value-type="string">
            <text:list xml:id="list190715446714991" text:continue-numbering="true" text:style-name="_5f_Numérotation_20_des_20_exercices_20_livrets">
              <text:list-header>
                <text:p text:style-name="P61"><text:span text:style-name="_5f_Correction_20_surlignée">96</text:span></text:p>
              </text:list-header>
            </text:list>
          </table:table-cell>
        </table:table-row>
        <table:table-row table:style-name="Tableau1.7">
          <table:table-cell table:style-name="Tableau1.A7" office:value-type="float" office:value="7">
            <text:list xml:id="list190716060317595" text:continue-numbering="true" text:style-name="_5f_Numérotation_20_des_20_exercices_20_livrets">
              <text:list-header>
                <text:p text:style-name="P43">7</text:p>
              </text:list-header>
            </text:list>
          </table:table-cell>
          <table:table-cell table:style-name="Tableau1.D8" office:value-type="string">
            <text:list xml:id="list190716169387943" text:continue-numbering="true" text:style-name="_5f_Numérotation_20_des_20_exercices_20_livrets">
              <text:list-header>
                <text:p text:style-name="P61"><text:span text:style-name="_5f_Correction_20_surlignée">70</text:span></text:p>
              </text:list-header>
            </text:list>
          </table:table-cell>
          <table:table-cell table:style-name="Tableau1.C7" office:value-type="string">
            <text:list xml:id="list190715381772313" text:continue-numbering="true" text:style-name="_5f_Numérotation_20_des_20_exercices_20_livrets">
              <text:list-header>
                <text:p text:style-name="P61"><text:span text:style-name="_5f_Correction_20_surlignée">84</text:span></text:p>
              </text:list-header>
            </text:list>
          </table:table-cell>
          <table:table-cell table:style-name="Tableau1.D8" office:value-type="string">
            <text:list xml:id="list190714971489344" text:continue-numbering="true" text:style-name="_5f_Numérotation_20_des_20_exercices_20_livrets">
              <text:list-header>
                <text:p text:style-name="P61"><text:span text:style-name="_5f_Correction_20_surlignée">105</text:span></text:p>
              </text:list-header>
            </text:list>
          </table:table-cell>
          <table:table-cell table:style-name="Tableau1.E7" office:value-type="string">
            <text:list xml:id="list190715943117038" text:continue-numbering="true" text:style-name="_5f_Numérotation_20_des_20_exercices_20_livrets">
              <text:list-header>
                <text:p text:style-name="P61"><text:span text:style-name="_5f_Correction_20_surlignée">112</text:span></text:p>
              </text:list-header>
            </text:list>
          </table:table-cell>
        </table:table-row>
        <table:table-row table:style-name="Tableau1.8">
          <table:table-cell table:style-name="Tableau1.A7" office:value-type="float" office:value="8">
            <text:list xml:id="list190715295687748" text:continue-numbering="true" text:style-name="_5f_Numérotation_20_des_20_exercices_20_livrets">
              <text:list-header>
                <text:p text:style-name="P43">8</text:p>
              </text:list-header>
            </text:list>
          </table:table-cell>
          <table:table-cell table:style-name="Tableau1.D8" office:value-type="string">
            <text:list xml:id="list190715596838826" text:continue-numbering="true" text:style-name="_5f_Numérotation_20_des_20_exercices_20_livrets">
              <text:list-header>
                <text:p text:style-name="P61"><text:span text:style-name="_5f_Correction_20_surlignée">80</text:span></text:p>
              </text:list-header>
            </text:list>
          </table:table-cell>
          <table:table-cell table:style-name="Tableau1.C8" office:value-type="string">
            <text:list xml:id="list190716568892409" text:continue-numbering="true" text:style-name="_5f_Numérotation_20_des_20_exercices_20_livrets">
              <text:list-header>
                <text:p text:style-name="P61"><text:span text:style-name="_5f_Correction_20_surlignée">96</text:span></text:p>
              </text:list-header>
            </text:list>
          </table:table-cell>
          <table:table-cell table:style-name="Tableau1.D8" office:value-type="string">
            <text:list xml:id="list190716189431954" text:continue-numbering="true" text:style-name="_5f_Numérotation_20_des_20_exercices_20_livrets">
              <text:list-header>
                <text:p text:style-name="P61"><text:span text:style-name="_5f_Correction_20_surlignée">120</text:span></text:p>
              </text:list-header>
            </text:list>
          </table:table-cell>
          <table:table-cell table:style-name="Tableau1.E8" office:value-type="string">
            <text:list xml:id="list190715921709588" text:continue-numbering="true" text:style-name="_5f_Numérotation_20_des_20_exercices_20_livrets">
              <text:list-header>
                <text:p text:style-name="P61"><text:span text:style-name="_5f_Correction_20_surlignée">128</text:span></text:p>
              </text:list-header>
            </text:list>
          </table:table-cell>
        </table:table-row>
      </table:table>
      <text:list xml:id="list190716500915860" text:continue-list="list190716189541156" text:style-name="liste_5f_abc">
        <text:list-item>
          <text:p text:style-name="P53">Que représente ce tableau ?</text:p>
        </text:list-item>
      </text:list>
      <text:list xml:id="list190715710828250" text:continue-list="list190715921709588" text:style-name="_5f_Numérotation_20_des_20_exercices_20_livrets">
        <text:list-item>
          <text:list>
            <text:list-header>
              <text:p text:style-name="P34"><text:span text:style-name="_5f_Correction_5f_surligné"><text:span text:style-name="T34">Des multiples de 10 ; 12 ; 15 et 16.</text:span></text:span></text:p>
            </text:list-header>
          </text:list>
        </text:list-item>
      </text:list>
      <text:list xml:id="list190715344517053" text:continue-list="list190716500915860" text:style-name="liste_5f_abc">
        <text:list-item>
          <text:p text:style-name="P54"><text:span text:style-name="T6">Entoure en rouge les multiples communs à 10 et 15, puis e</text:span>ntoure en vert les multiples communs à 16 et 12.</text:p>
        </text:list-item>
        <text:list-item>
          <text:p text:style-name="P51">Que peux-tu dire alors des dénominateurs communs trouvés au <text:span text:style-name="T28">a.</text:span> ?</text:p>
        </text:list-item>
      </text:list>
      <text:list xml:id="list190716160782586" text:continue-list="list190715710828250" text:style-name="_5f_Numérotation_20_des_20_exercices_20_livrets">
        <text:list-item>
          <text:list>
            <text:list-header>
              <text:p text:style-name="P63"><text:span text:style-name="_5f_Correction_20_surlignée"><text:span text:style-name="T14">Ce sont les plus petits multiples </text:span></text:span><text:span text:style-name="_5f_Correction_20_surlignée"><text:span text:style-name="T15">(</text:span></text:span><text:span text:style-name="_5f_Correction_20_surlignée"><text:span text:style-name="T16">non nuls</text:span></text:span><text:span text:style-name="_5f_Correction_20_surlignée"><text:span text:style-name="T15">) </text:span></text:span><text:span text:style-name="_5f_Correction_20_surlignée"><text:span text:style-name="T14">communs <text:s/></text:span></text:span><text:span text:style-name="_5f_Correction_20_surlignée"><text:span text:style-name="T15">pour</text:span></text:span><text:span text:style-name="_5f_Correction_20_surlignée"><text:span text:style-name="T14"> <text:s/>chaque couple de dénominateurs.</text:span></text:span></text:p>
            </text:list-header>
          </text:list>
        </text:list-item>
      </text:list>
      <text:list xml:id="list190715960976480" text:continue-list="list190715344517053" text:style-name="liste_5f_abc">
        <text:list-item>
          <text:p text:style-name="P35"><text:span text:style-name="_5f_BVS"><text:span text:style-name="T17">Compare </text:span></text:span><text:span text:style-name="_5f_BVS"><text:span text:style-name="T17"><draw:frame draw:style-name="fr7" draw:name="Objet81" text:anchor-type="as-char" svg:width="0.517cm" svg:height="0.87cm" draw:z-index="55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_5f_BVS"><text:span text:style-name="T17"><text:s/>et </text:span></text:span><text:span text:style-name="_5f_BVS"><text:span text:style-name="T17"><draw:frame draw:style-name="fr7" draw:name="Objet86" text:anchor-type="as-char" svg:width="0.517cm" svg:height="0.87cm" draw:z-index="56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_5f_BVS"><text:span text:style-name="T17"><text:s/>puis </text:span></text:span><text:span text:style-name="_5f_BVS"><text:span text:style-name="T17"><draw:frame draw:style-name="fr7" draw:name="Objet101" text:anchor-type="as-char" svg:width="0.517cm" svg:height="0.87cm" draw:z-index="57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_5f_BVS"><text:span text:style-name="T17"><text:s/>et </text:span></text:span><text:span text:style-name="_5f_BVS"><text:span text:style-name="T17"><draw:frame draw:style-name="fr7" draw:name="Objet102" text:anchor-type="as-char" svg:width="0.517cm" svg:height="0.87cm" draw:z-index="58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_5f_BVS"><text:span text:style-name="T17">.</text:span></text:span></text:p>
        </text:list-item>
      </text:list>
      <text:list xml:id="list190715880073614" text:continue-list="list190716160782586" text:style-name="_5f_Numérotation_20_des_20_exercices_20_livrets">
        <text:list-header>
          <text:p text:style-name="P36"><text:span text:style-name="_5f_Correction_20_surlignée"><text:span text:style-name="T17"><text:s/></text:span></text:span><text:span text:style-name="_5f_Correction_20_surlignée"><text:span text:style-name="T17"><draw:frame draw:style-name="fr4" draw:name="Objet7" text:anchor-type="as-char" svg:width="0.517cm" svg:height="0.87cm" draw:z-index="66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Correction_20_surlignée"><text:span text:style-name="T17"><text:s/></text:span></text:span><text:span text:style-name="_5f_Correction_20_surlignée"><text:span text:style-name="T21">= </text:span></text:span><text:span text:style-name="_5f_Correction_20_surlignée"><text:span text:style-name="T17"><text:s/></text:span></text:span><text:span text:style-name="_5f_Correction_20_surlignée"><text:span text:style-name="T17"><draw:frame draw:style-name="fr4" draw:name="Objet8" text:anchor-type="as-char" svg:width="0.517cm" svg:height="0.87cm" draw:z-index="6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Correction_20_surlignée"><text:span text:style-name="T17"><text:s/>et </text:span></text:span><text:span text:style-name="_5f_Correction_20_surlignée"><text:span text:style-name="T17"><draw:frame draw:style-name="fr4" draw:name="Objet11" text:anchor-type="as-char" svg:width="0.517cm" svg:height="0.87cm" draw:z-index="68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Correction_20_surlignée"><text:span text:style-name="T17"><text:s/></text:span></text:span><text:span text:style-name="_5f_Correction_20_surlignée"><text:span text:style-name="T18">= </text:span></text:span><text:span text:style-name="_5f_Correction_20_surlignée"><text:span text:style-name="T18"><draw:frame draw:style-name="fr4" draw:name="Objet12" text:anchor-type="as-char" svg:width="0.517cm" svg:height="0.87cm" draw:z-index="69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Correction_20_surlignée"><text:span text:style-name="T17"><text:s text:c="2"/></text:span></text:span><text:span text:style-name="_5f_Correction_20_surlignée"><text:span text:style-name="T18">donc </text:span></text:span><text:span text:style-name="_5f_Correction_20_surlignée"><text:span text:style-name="T18"><draw:frame draw:style-name="fr4" draw:name="Objet16" text:anchor-type="as-char" svg:width="0.517cm" svg:height="0.87cm" draw:z-index="110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Correction_20_surlignée"><text:span text:style-name="T18"><text:s/></text:span></text:span><text:span text:style-name="_5f_Correction_20_surlignée"><text:span text:style-name="T22">&lt;</text:span></text:span><text:span text:style-name="_5f_Correction_20_surlignée"><text:span text:style-name="T18"> <text:s/></text:span></text:span><text:span text:style-name="_5f_Correction_20_surlignée"><text:span text:style-name="T18"><draw:frame draw:style-name="fr4" draw:name="Objet13" text:anchor-type="as-char" svg:width="0.517cm" svg:height="0.87cm" draw:z-index="70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_5f_Correction_20_surlignée"><text:span text:style-name="T18"><text:s text:c="2"/></text:span></text:span></text:p>
          <text:p text:style-name="P37"><text:span text:style-name="_5f_Correction_20_surlignée"><text:span text:style-name="T17"><text:s/></text:span></text:span><text:span text:style-name="_5f_Correction_20_surlignée"><text:span text:style-name="T17"><draw:frame draw:style-name="fr4" draw:name="Objet9" text:anchor-type="as-char" svg:width="0.517cm" svg:height="0.87cm" draw:z-index="7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Correction_20_surlignée"><text:span text:style-name="T17"><text:s/>&lt;</text:span></text:span><text:span text:style-name="_5f_Correction_20_surlignée"><text:span text:style-name="T21"> </text:span></text:span><text:span text:style-name="_5f_Correction_20_surlignée"><text:span text:style-name="T22">1 &lt; </text:span></text:span><text:span text:style-name="_5f_Correction_20_surlignée"><text:span text:style-name="T22"><draw:frame draw:style-name="fr4" draw:name="Objet10" text:anchor-type="as-char" svg:width="0.517cm" svg:height="0.87cm" draw:z-index="72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Correction_20_surlignée"><text:span text:style-name="T22"><text:s text:c="4"/>donc </text:span></text:span><text:span text:style-name="_5f_Correction_20_surlignée"><text:span text:style-name="T17"><text:s/></text:span></text:span><text:span text:style-name="_5f_Correction_20_surlignée"><text:span text:style-name="T17"><draw:frame draw:style-name="fr4" draw:name="Objet17" text:anchor-type="as-char" svg:width="0.517cm" svg:height="0.87cm" draw:z-index="73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_5f_Correction_20_surlignée"><text:span text:style-name="T17"><text:s/></text:span></text:span><text:span text:style-name="_5f_Correction_20_surlignée"><text:span text:style-name="T22">&lt; </text:span></text:span><text:span text:style-name="_5f_Correction_20_surlignée"><text:span text:style-name="T22"><draw:frame draw:style-name="fr4" draw:name="Objet18" text:anchor-type="as-char" svg:width="0.517cm" svg:height="0.87cm" draw:z-index="74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Correction_20_surlignée"><text:span text:style-name="T22"><text:s/></text:span></text:span></text:p>
        </text:list-header>
      </text:list>
      <text:p text:style-name="P24"><text:span text:style-name="_5f_pointillés_20_gris"/></text:p>
      <text:p text:style-name="P24"><text:span text:style-name="_5f_pointillés_20_gris"/></text:p>
      <text:p text:style-name="P24"><text:span text:style-name="_5f_pointillés_20_gris"/></text:p>
      <text:list xml:id="list190716885993610" text:continue-list="list190715911368395" text:style-name="Num_5f_Exo">
        <text:list-item>
          <text:h text:style-name="P32" text:outline-level="1"><text:soft-page-break/><text:span text:style-name="Bold_5f_niv2"><text:span text:style-name="T30"> </text:span></text:span><text:span text:style-name="Bold_5f_niv2"><text:span text:style-name="T33">Compare les nombres suivants.</text:span></text:span></text:h>
        </text:list-item>
      </text:list>
      <text:section text:style-name="Sect2" text:name="Section3">
        <text:list xml:id="list190716354242296" text:continue-list="list190715960976480" text:style-name="liste_5f_abc">
          <text:list-item text:start-value="1">
            <text:p text:style-name="P65"><draw:frame draw:style-name="fr6" draw:name="Objet70" text:anchor-type="as-char" svg:width="0.984cm" svg:height="0.87cm" draw:z-index="59"><draw:object xlink:href="./Object 11" xlink:type="simple" xlink:show="embed" xlink:actuate="onLoad"/><draw:image xlink:href="./ObjectReplacements/Object 11" xlink:type="simple" xlink:show="embed" xlink:actuate="onLoad"/><svg:desc>formule</svg:desc></draw:frame><text:s/><text:span text:style-name="T25">e</text:span>t <draw:frame draw:style-name="fr6" draw:name="Objet71" text:anchor-type="as-char" svg:width="0.894cm" svg:height="0.87cm" draw:z-index="60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ext:list-item>
        </text:list>
        <text:list xml:id="list190715033138101" text:continue-list="list190715880073614" text:style-name="_5f_Numérotation_20_des_20_exercices_20_livrets">
          <text:list-item>
            <text:list>
              <text:list-header>
                <text:p text:style-name="P38"><text:span text:style-name="_5f_pointillés_20_gris"><text:span text:style-name="T14"><draw:frame draw:style-name="fr4" draw:name="Objet266" text:anchor-type="as-char" svg:width="1.171cm" svg:height="0.873cm" draw:z-index="75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pointillés_20_gris"><text:span text:style-name="T40"><text:s/></text:span></text:span><text:span text:style-name="_5f_pointillés_20_gris"><text:span text:style-name="T43"><text:s/>= </text:span></text:span><text:span text:style-name="_5f_pointillés_20_gris"><text:span text:style-name="T43"><draw:frame draw:style-name="fr4" draw:name="Objet268" text:anchor-type="as-char" svg:width="1.175cm" svg:height="0.87cm" draw:z-index="76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/text:p>
                <text:p text:style-name="P38"><text:span text:style-name="_5f_pointillés_20_gris"><text:span text:style-name="T40"><draw:frame draw:style-name="fr4" draw:name="Objet262" text:anchor-type="as-char" svg:width="1.175cm" svg:height="0.87cm" draw:z-index="77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pointillés_20_gris"><text:span text:style-name="T40"><text:s text:c="2"/></text:span></text:span><text:span text:style-name="_5f_pointillés_20_gris"><text:span text:style-name="T48">&lt;</text:span></text:span><text:span text:style-name="_5f_pointillés_20_gris"><text:span text:style-name="T42"> </text:span></text:span><text:span text:style-name="_5f_pointillés_20_gris"><text:span text:style-name="T42"><draw:frame draw:style-name="fr4" draw:name="Objet263" text:anchor-type="as-char" svg:width="1.219cm" svg:height="0.87cm" draw:z-index="7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      <text:p text:style-name="P38"><text:span text:style-name="_5f_pointillés_20_gris"><text:span text:style-name="T43">donc </text:span></text:span><text:span text:style-name="_5f_pointillés_20_gris"><text:span text:style-name="T43"><draw:frame draw:style-name="fr4" draw:name="Objet264" text:anchor-type="as-char" svg:width="1.171cm" svg:height="0.873cm" draw:z-index="7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43"><text:s/></text:span></text:span><text:span text:style-name="_5f_pointillés_20_gris"><text:span text:style-name="T48">&lt;</text:span></text:span><text:span text:style-name="_5f_pointillés_20_gris"><text:span text:style-name="T42"> </text:span></text:span><text:span text:style-name="_5f_pointillés_20_gris"><text:span text:style-name="T42"><draw:frame draw:style-name="fr4" draw:name="Objet265" text:anchor-type="as-char" svg:width="1.219cm" svg:height="0.87cm" draw:z-index="80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/text:p>
              </text:list-header>
            </text:list>
          </text:list-item>
        </text:list>
        <text:list xml:id="list190714863739594" text:continue-list="list190716354242296" text:style-name="liste_5f_abc">
          <text:list-item>
            <text:p text:style-name="P48"><draw:frame draw:style-name="fr6" draw:name="Objet72" text:anchor-type="as-char" svg:width="0.914cm" svg:height="0.87cm" draw:z-index="61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6" draw:name="Objet73" text:anchor-type="as-char" svg:width="0.781cm" svg:height="0.87cm" draw:z-index="6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ext:list-item>
        </text:list>
        <text:list xml:id="list190715686077239" text:continue-list="list190715033138101" text:style-name="_5f_Numérotation_20_des_20_exercices_20_livrets">
          <text:list-item>
            <text:list>
              <text:list-header>
                <text:p text:style-name="P38"><text:span text:style-name="_5f_pointillés_20_gris"><text:span text:style-name="T14"><draw:frame draw:style-name="fr4" draw:name="Objet273" text:anchor-type="as-char" svg:width="1.092cm" svg:height="0.87cm" draw:z-index="81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pointillés_20_gris"><text:span text:style-name="T43">=</text:span></text:span><text:span text:style-name="_5f_pointillés_20_gris"><text:span text:style-name="T43"><draw:frame draw:style-name="fr4" draw:name="Objet274" text:anchor-type="as-char" svg:width="0.492cm" svg:height="0.87cm" draw:z-index="82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_5f_pointillés_20_gris"><text:span text:style-name="T43"> =</text:span></text:span><text:span text:style-name="_5f_pointillés_20_gris"><text:span text:style-name="T43"><draw:frame draw:style-name="fr4" draw:name="Objet276" text:anchor-type="as-char" svg:width="0.716cm" svg:height="0.87cm" draw:z-index="87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      <text:p text:style-name="P39"><text:span text:style-name="_5f_pointillés_20_gris"><text:span text:style-name="T43"><text:s/></text:span></text:span><text:span text:style-name="_5f_pointillés_20_gris"><text:span text:style-name="T43"><draw:frame draw:style-name="fr4" draw:name="Objet277" text:anchor-type="as-char" svg:width="0.97cm" svg:height="0.87cm" draw:z-index="95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_5f_pointillés_20_gris"><text:span text:style-name="T43">=</text:span></text:span><text:span text:style-name="_5f_pointillés_20_gris"><text:span text:style-name="T43"><draw:frame draw:style-name="fr4" draw:name="Objet278" text:anchor-type="as-char" svg:width="0.716cm" svg:height="0.87cm" draw:z-index="96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_5f_pointillés_20_gris"><text:span text:style-name="T44">et</text:span></text:span><text:span text:style-name="_5f_pointillés_20_gris"><text:span text:style-name="T14"><draw:frame draw:style-name="fr4" draw:name="Objet269" text:anchor-type="as-char" svg:width="0.716cm" svg:height="0.87cm" draw:z-index="97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pointillés_20_gris"><text:span text:style-name="T45"> </text:span></text:span><text:span text:style-name="_5f_pointillés_20_gris"><text:span text:style-name="T46">&lt; </text:span></text:span><text:span text:style-name="_5f_pointillés_20_gris"><text:span text:style-name="T46"><draw:frame draw:style-name="fr4" draw:name="Objet270" text:anchor-type="as-char" svg:width="0.716cm" svg:height="0.87cm" draw:z-index="98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/text:p>
                <text:p text:style-name="P39"><text:span text:style-name="_5f_pointillés_20_gris"><text:span text:style-name="T46"><text:s text:c="3"/></text:span></text:span><text:span text:style-name="_5f_pointillés_20_gris"><text:span text:style-name="T45">donc </text:span></text:span><text:span text:style-name="_5f_pointillés_20_gris"><text:span text:style-name="T45"><draw:frame draw:style-name="fr4" draw:name="Objet271" text:anchor-type="as-char" svg:width="1.092cm" svg:height="0.87cm" draw:z-index="104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span><text:span text:style-name="_5f_pointillés_20_gris"><text:span text:style-name="T45"><text:s/></text:span></text:span><text:span text:style-name="_5f_pointillés_20_gris"><text:span text:style-name="T46">&lt; </text:span></text:span><text:span text:style-name="_5f_pointillés_20_gris"><text:span text:style-name="T46"><draw:frame draw:style-name="fr4" draw:name="Objet272" text:anchor-type="as-char" svg:width="0.716cm" svg:height="0.87cm" draw:z-index="89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    </text:list-header>
            </text:list>
          </text:list-item>
        </text:list>
      </text:section>
      <text:list xml:id="list190714889458851" text:continue-list="list190716885993610" text:style-name="Num_5f_Exo">
        <text:list-item>
          <text:h text:style-name="P33" text:outline-level="1"><text:span text:style-name="Bold_5f_niv2"><text:span text:style-name="T31"> </text:span></text:span>Compare les nombres suivants.</text:h>
        </text:list-item>
      </text:list>
      <text:list xml:id="list190716327725733" text:continue-list="list190714863739594" text:style-name="liste_5f_abc">
        <text:list-item text:start-value="1">
          <text:p text:style-name="P67"><draw:frame draw:style-name="fr7" draw:name="Objet99" text:anchor-type="as-char" svg:width="0.781cm" svg:height="0.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<text:span text:style-name="T27">e</text:span><text:span text:style-name="T7">t </text:span><draw:frame draw:style-name="fr7" draw:name="Objet100" text:anchor-type="as-char" svg:width="0.781cm" svg:height="0.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list xml:id="list190715204383962" text:continue-list="list190715686077239" text:style-name="_5f_Numérotation_20_des_20_exercices_20_livrets">
        <text:list-item>
          <text:list>
            <text:list-header>
              <text:p text:style-name="P57"><draw:frame draw:style-name="fr5" draw:name="Objet295" text:anchor-type="as-char" svg:width="2.967cm" svg:height="0.873cm" draw:z-index="106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_5f_Correction_20_surlignée"><text:s/>et </text:span><text:span text:style-name="_5f_Correction_20_surlignée"><draw:frame draw:style-name="fr5" draw:name="Objet296" text:anchor-type="as-char" svg:width="2.896cm" svg:height="0.873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      </text:list-header>
          </text:list>
          <text:p text:style-name="P58"><text:span text:style-name="_5f_Correction_20_surlignée"><text:span text:style-name="T19"><text:s/></text:span></text:span><text:span text:style-name="_5f_Correction_20_surlignée"><text:span text:style-name="T19"><draw:frame draw:style-name="fr5" draw:name="Objet291" text:anchor-type="as-char" svg:width="1.044cm" svg:height="0.873cm" draw:z-index="88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_5f_Correction_20_surlignée"><text:span text:style-name="T19"><text:s/>&gt; </text:span></text:span><text:span text:style-name="_5f_Correction_20_surlignée"><text:span text:style-name="T19"><draw:frame draw:style-name="fr5" draw:name="Objet292" text:anchor-type="as-char" svg:width="1.044cm" svg:height="0.873cm" draw:z-index="90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text:span text:style-name="_5f_Correction_20_surlignée"><text:span text:style-name="T19"><text:s text:c="2"/>donc </text:span></text:span><text:span text:style-name="_5f_Correction_20_surlignée"><text:span text:style-name="T19"><draw:frame draw:style-name="fr5" draw:name="Objet293" text:anchor-type="as-char" svg:width="1.044cm" svg:height="0.873cm" draw:z-index="91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Correction_20_surlignée"><text:span text:style-name="T19"><text:s/>&gt; </text:span></text:span><text:span text:style-name="_5f_Correction_20_surlignée"><text:span text:style-name="T19"><draw:frame draw:style-name="fr5" draw:name="Objet294" text:anchor-type="as-char" svg:width="1.044cm" svg:height="0.873cm" draw:z-index="92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/text:p>
          <text:p text:style-name="P47"><text:span text:style-name="_5f_Correction_20_surlignée"><text:span text:style-name="T19"/></text:span></text:p>
        </text:list-item>
      </text:list>
      <text:list xml:id="list190715086868491" text:continue-list="list190716327725733" text:style-name="liste_5f_abc">
        <text:list-item>
          <text:p text:style-name="P64"><draw:frame draw:style-name="fr6" draw:name="Objet103" text:anchor-type="as-char" svg:width="0.852cm" svg:height="0.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/>et <draw:frame draw:style-name="fr6" draw:name="Objet104" text:anchor-type="as-char" svg:width="0.894cm" svg:height="0.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</text:list>
      <text:list xml:id="list190715838512115" text:continue-list="list190715204383962" text:style-name="_5f_Numérotation_20_des_20_exercices_20_livrets">
        <text:list-item>
          <text:list>
            <text:list-header>
              <text:p text:style-name="P57"><draw:frame draw:style-name="fr5" draw:name="Objet299" text:anchor-type="as-char" svg:width="3.201cm" svg:height="0.87cm" draw:z-index="108"><draw:object xlink:href="./Object 60" xlink:type="simple" xlink:show="embed" xlink:actuate="onLoad"/><draw:image xlink:href="./ObjectReplacements/Object 60" xlink:type="simple" xlink:show="embed" xlink:actuate="onLoad"/><svg:desc>formule</svg:desc></draw:frame><text:span text:style-name="_5f_Correction_20_surlignée"><text:s/>et </text:span><text:span text:style-name="_5f_Correction_20_surlignée"><draw:frame draw:style-name="fr5" draw:name="Objet300" text:anchor-type="as-char" svg:width="3.233cm" svg:height="0.87cm" draw:z-index="109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p>
              <text:p text:style-name="P59"><text:span text:style-name="_5f_Correction_20_surlignée"><text:span text:style-name="T19">donc </text:span></text:span><text:span text:style-name="_5f_Correction_20_surlignée"><text:span text:style-name="T19"><draw:frame draw:style-name="fr5" draw:name="Objet297" text:anchor-type="as-char" svg:width="1.057cm" svg:height="0.873cm" draw:z-index="103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_5f_Correction_20_surlignée"><text:span text:style-name="T19"><text:s/>= </text:span></text:span><text:span text:style-name="_5f_Correction_20_surlignée"><text:span text:style-name="T19"><draw:frame draw:style-name="fr5" draw:name="Objet298" text:anchor-type="as-char" svg:width="1.154cm" svg:height="0.873cm" draw:z-index="105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/text:p>
              <text:p text:style-name="P60"><text:span text:style-name="_5f_Correction_20_surlignée"><text:span text:style-name="T19"/></text:span></text:p>
            </text:list-header>
          </text:list>
        </text:list-item>
      </text:list>
      <text:list xml:id="list190716140639329" text:continue-list="list190715086868491" text:style-name="liste_5f_abc">
        <text:list-item>
          <text:p text:style-name="P66"><draw:frame draw:style-name="fr6" draw:name="Objet187" text:anchor-type="as-char" svg:width="0.781cm" svg:height="0.87cm" draw:z-index="12"><draw:object xlink:href="./Object 200" xlink:type="simple" xlink:show="embed" xlink:actuate="onLoad"/><draw:image xlink:href="./ObjectReplacements/Object 200" xlink:type="simple" xlink:show="embed" xlink:actuate="onLoad"/><svg:desc>formule</svg:desc></draw:frame><text:s/>et <draw:frame draw:style-name="fr6" draw:name="Objet200" text:anchor-type="as-char" svg:width="0.781cm" svg:height="0.87cm" draw:z-index="13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  </text:list-item>
      </text:list>
      <text:list xml:id="list190715734920774" text:continue-list="list190715838512115" text:style-name="_5f_Numérotation_20_des_20_exercices_20_livrets">
        <text:list-item>
          <text:list>
            <text:list-header>
              <text:p text:style-name="P40"><text:span text:style-name="_5f_pointillés_20_gris"><text:span text:style-name="T20"><text:s/></text:span></text:span><text:span text:style-name="_5f_pointillés_20_gris"><text:span text:style-name="T47"><draw:frame draw:style-name="fr5" draw:name="Objet302" text:anchor-type="as-char" svg:width="0.972cm" svg:height="0.87cm" draw:z-index="93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_5f_pointillés_20_gris"><text:span text:style-name="T47"><text:s/>&lt; - 1 &lt;</text:span></text:span><text:span text:style-name="_5f_pointillés_20_gris"><text:span text:style-name="T47"><draw:frame draw:style-name="fr4" draw:name="Objet303" text:anchor-type="as-char" svg:width="1.042cm" svg:height="0.87cm" draw:z-index="94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/text:p>
              <text:p text:style-name="P40"><text:span text:style-name="_5f_pointillés_20_gris"><text:span text:style-name="T47">donc </text:span></text:span><text:span text:style-name="_5f_pointillés_20_gris"><text:span text:style-name="T47"><draw:frame draw:style-name="fr5" draw:name="Objet301" text:anchor-type="as-char" svg:width="0.972cm" svg:height="0.87cm" draw:z-index="99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_5f_pointillés_20_gris"><text:span text:style-name="T47">&lt;</text:span></text:span><text:span text:style-name="_5f_pointillés_20_gris"><text:span text:style-name="T47"><draw:frame draw:style-name="fr4" draw:name="Objet304" text:anchor-type="as-char" svg:width="1.042cm" svg:height="0.87cm" draw:z-index="100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/text:p>
            </text:list-header>
          </text:list>
        </text:list-item>
      </text:list>
      <text:list xml:id="list190715257362218" text:continue-list="list190716140639329" text:style-name="liste_5f_abc">
        <text:list-item>
          <text:p text:style-name="P69"><draw:frame draw:style-name="fr6" draw:name="Objet82" text:anchor-type="as-char" svg:width="0.803cm" svg:height="0.87cm" draw:z-index="14"><draw:object xlink:href="./Object 21" xlink:type="simple" xlink:show="embed" xlink:actuate="onLoad"/><draw:image xlink:href="./ObjectReplacements/Object 21" xlink:type="simple" xlink:show="embed" xlink:actuate="onLoad"/><svg:desc>formule</svg:desc></draw:frame><text:s/><text:span text:style-name="T27">e</text:span><text:span text:style-name="T7">t </text:span><draw:frame draw:style-name="fr6" draw:name="Objet83" text:anchor-type="as-char" svg:width="0.557cm" svg:height="0.87cm" draw:z-index="15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</text:list>
      <text:list xml:id="list190716151069954" text:continue-list="list190715734920774" text:style-name="_5f_Numérotation_20_des_20_exercices_20_livrets">
        <text:list-item>
          <text:list>
            <text:list-header>
              <text:p text:style-name="P68"><draw:frame draw:style-name="fr5" draw:name="Objet283" text:anchor-type="as-char" svg:width="2.826cm" svg:height="0.873cm" draw:z-index="101"><draw:object xlink:href="./Object 70" xlink:type="simple" xlink:show="embed" xlink:actuate="onLoad"/><draw:image xlink:href="./ObjectReplacements/Object 70" xlink:type="simple" xlink:show="embed" xlink:actuate="onLoad"/><svg:desc>formule</svg:desc></draw:frame><text:s/><text:span text:style-name="T49">et</text:span> <draw:frame draw:style-name="fr5" draw:name="Objet284" text:anchor-type="as-char" svg:width="2.602cm" svg:height="0.873cm" draw:z-index="102"><draw:object xlink:href="./Object 71" xlink:type="simple" xlink:show="embed" xlink:actuate="onLoad"/><draw:image xlink:href="./ObjectReplacements/Object 71" xlink:type="simple" xlink:show="embed" xlink:actuate="onLoad"/><svg:desc>formule</svg:desc></draw:frame><text:s/></text:p>
              <text:p text:style-name="P68"><text:span text:style-name="_5f_pointillés_20_gris"><text:span text:style-name="T35"><text:s/></text:span></text:span><text:span text:style-name="_5f_pointillés_20_gris"><text:span text:style-name="T35"><draw:frame draw:style-name="fr5" draw:name="Objet279" text:anchor-type="as-char" svg:width="0.974cm" svg:height="0.873cm" draw:z-index="83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_5f_pointillés_20_gris"><text:span text:style-name="T35"><text:s/>&gt; </text:span></text:span><text:span text:style-name="_5f_pointillés_20_gris"><text:span text:style-name="T35"><draw:frame draw:style-name="fr5" draw:name="Objet280" text:anchor-type="as-char" svg:width="0.974cm" svg:height="0.873cm" draw:z-index="84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_5f_pointillés_20_gris"><text:span text:style-name="T35"><text:s text:c="2"/>donc </text:span></text:span><text:span text:style-name="_5f_pointillés_20_gris"><text:span text:style-name="T35"><draw:frame draw:style-name="fr5" draw:name="Objet281" text:anchor-type="as-char" svg:width="0.974cm" svg:height="0.873cm" draw:z-index="85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_5f_pointillés_20_gris"><text:span text:style-name="T35"><text:s/>&gt; </text:span></text:span><text:span text:style-name="_5f_pointillés_20_gris"><text:span text:style-name="T35"><draw:frame draw:style-name="fr5" draw:name="Objet282" text:anchor-type="as-char" svg:width="0.748cm" svg:height="0.873cm" draw:z-index="86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Zeichenformat" style:family="text"/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itre_20_d_27_exercice" style:display-name="Titre d'exercice" style:family="text">
      <style:text-properties style:font-name="Bitstream Vera Sans5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Correction_20_surlignée" style:display-name="_Correction surlignée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margin-left="0cm" fo:margin-right="0cm" style:wrap="parallel" style:number-wrapped-paragraphs="no-limit" style:wrap-contour="false" fo:background-color="#ffff00" style:background-transparency="0%" draw:fill="solid" draw:fill-color="#ffff00" draw: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13441a" officeooo:paragraph-rsid="001884af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8c81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9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9" draw:name="Forme3" draw:style-name="Mgr3" draw:text-style-name="MP24" svg:x1="19.308cm" svg:y1="0.36cm" svg:x2="20.497cm" svg:y2="0.36cm"><text:p/></draw:line>Comparer deux nombres en écriture fractionnaire</text:p>
      </style:header>
      <style:footer>
        <text:p text:style-name="MP26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7"><draw:g text:anchor-type="paragraph" draw:z-index="17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6</text:page-number></text:p></draw:text-box></draw:frame><text:p text:style-name="MP29"><text:span text:style-name="MT6">Nombres rationnels</text:span> • <text:span text:style-name="MT6">A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1-24T19:07:14.458000000</dc:date>
    <meta:editing-duration>PT11H17M32S</meta:editing-duration>
    <meta:editing-cycles>104</meta:editing-cycles>
    <meta:generator>LibreOffice/7.1.6.2$Windows_X86_64 LibreOffice_project/0e133318fcee89abacd6a7d077e292f1145735c3</meta:generator>
    <dc:subject>fraction-nombre </dc:subject>
    <dc:title>A3_5 série 1 </dc:title>
    <meta:print-date>2016-12-14T16:13:34.045000000</meta:print-date>
    <meta:document-statistic meta:table-count="2" meta:image-count="0" meta:object-count="91" meta:page-count="2" meta:paragraph-count="129" meta:word-count="432" meta:character-count="2271" meta:non-whitespace-character-count="1454"/>
  </office:meta>
</office:document-meta>
</file>

<file path=Object 1/content.xml><?xml version="1.0" encoding="utf-8"?>
<math xmlns="http://www.w3.org/1998/Math/MathML" display="block">
  <semantics>
    <mstyle mathsize="10pt">
      <mfrac>
        <mrow>
          <mo stretchy="false">−</mo>
          <mn>11</mn>
        </mrow>
        <mn>16</mn>
      </mfrac>
    </mstyle>
    <annotation encoding="StarMath 5.0">size 10{{-11} over 16}</annotation>
  </semantics>
</math>
</file>

<file path=Object 10/content.xml><?xml version="1.0" encoding="utf-8"?>
<math xmlns="http://www.w3.org/1998/Math/MathML" display="block">
  <semantics>
    <mfrac>
      <mrow>
        <mo stretchy="false">−</mo>
        <mn>16</mn>
      </mrow>
      <mn>56</mn>
    </mfrac>
    <annotation encoding="StarMath 5.0">{-16} over {56}</annotation>
  </semantics>
</math>
</file>

<file path=Object 102/content.xml><?xml version="1.0" encoding="utf-8"?>
<math xmlns="http://www.w3.org/1998/Math/MathML" display="block">
  <semantics>
    <mfrac>
      <mn>28</mn>
      <mn>28</mn>
    </mfrac>
    <annotation encoding="StarMath 5.0">{{28}} over {{28}}
</annotation>
  </semantics>
</math>
</file>

<file path=Object 103/content.xml><?xml version="1.0" encoding="utf-8"?>
<math xmlns="http://www.w3.org/1998/Math/MathML" display="block">
  <semantics>
    <mfrac>
      <mn>28,99</mn>
      <mn>29</mn>
    </mfrac>
    <annotation encoding="StarMath 5.0">{{{28,99}}} over {{29}}
</annotation>
  </semantics>
</math>
</file>

<file path=Object 104/content.xml><?xml version="1.0" encoding="utf-8"?>
<math xmlns="http://www.w3.org/1998/Math/MathML" display="block">
  <semantics>
    <mfrac>
      <mn>0,3</mn>
      <mn>4,7</mn>
    </mfrac>
    <annotation encoding="StarMath 5.0">{{{0,3}}} over {{4,7}}
</annotation>
  </semantics>
</math>
</file>

<file path=Object 105/content.xml><?xml version="1.0" encoding="utf-8"?>
<math xmlns="http://www.w3.org/1998/Math/MathML" display="block">
  <semantics>
    <mfrac>
      <mn>3,1</mn>
      <mn>47</mn>
    </mfrac>
    <annotation encoding="StarMath 5.0">{{{3,1}}} over {{47}}
</annotation>
  </semantics>
</math>
</file>

<file path=Object 106/content.xml><?xml version="1.0" encoding="utf-8"?>
<math xmlns="http://www.w3.org/1998/Math/MathML" display="block">
  <semantics>
    <mfrac>
      <mrow>
        <mo stretchy="false">−</mo>
        <mn>3,2</mn>
      </mrow>
      <mn>13</mn>
    </mfrac>
    <annotation encoding="StarMath 5.0">{{{-3,2}}} over {{13}}
</annotation>
  </semantics>
</math>
</file>

<file path=Object 107/content.xml><?xml version="1.0" encoding="utf-8"?>
<math xmlns="http://www.w3.org/1998/Math/MathML" display="block">
  <semantics>
    <mrow>
      <mrow>
        <mo stretchy="false">−</mo>
        <mspace width="0.5em"/>
      </mrow>
      <mfrac>
        <mn>3,02</mn>
        <mn>13</mn>
      </mfrac>
    </mrow>
    <annotation encoding="StarMath 5.0">- `{{{3,02}}} over {{13}}
</annotation>
  </semantics>
</math>
</file>

<file path=Object 1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8</mn>
          <mn>1,3</mn>
        </mfrac>
      </mrow>
    </mstyle>
    <annotation encoding="StarMath 5.0">size 10{-`{{8} over 1,3}}</annotation>
  </semantics>
</math>
</file>

<file path=Object 113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114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{7} over 15}}</annotation>
  </semantics>
</math>
</file>

<file path=Object 115/content.xml><?xml version="1.0" encoding="utf-8"?>
<math xmlns="http://www.w3.org/1998/Math/MathML" display="block">
  <semantics>
    <mstyle mathsize="10pt">
      <mfrac>
        <mn>5</mn>
        <mn>16</mn>
      </mfrac>
    </mstyle>
    <annotation encoding="StarMath 5.0">size 10{{5} over 16}</annotation>
  </semantics>
</math>
</file>

<file path=Object 116/content.xml><?xml version="1.0" encoding="utf-8"?>
<math xmlns="http://www.w3.org/1998/Math/MathML" display="block">
  <semantics>
    <mstyle mathsize="10pt">
      <mfrac>
        <mn>17</mn>
        <mn>12</mn>
      </mfrac>
    </mstyle>
    <annotation encoding="StarMath 5.0">size 10{{{17} over 12}}</annotation>
  </semantics>
</math>
</file>

<file path=Object 12/content.xml><?xml version="1.0" encoding="utf-8"?>
<math xmlns="http://www.w3.org/1998/Math/MathML" display="block">
  <semantics>
    <mstyle mathsize="10pt">
      <mfrac>
        <mrow>
          <mo stretchy="false">−</mo>
          <mn>1,9</mn>
        </mrow>
        <mn>2,6</mn>
      </mfrac>
    </mstyle>
    <annotation encoding="StarMath 5.0">size 10{{-1,9} over 2,6}</annotation>
  </semantics>
</math>
</file>

<file path=Object 1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row>
            <mo stretchy="false">−</mo>
            <mn>4</mn>
          </mrow>
        </mfrac>
      </mrow>
    </mstyle>
    <annotation encoding="StarMath 5.0">size 10{-`{{3} over {-4}}}</annotation>
  </semantics>
</math>
</file>

<file path=Object 14/content.xml><?xml version="1.0" encoding="utf-8"?>
<math xmlns="http://www.w3.org/1998/Math/MathML" display="block">
  <semantics>
    <mstyle mathsize="10pt">
      <mfrac>
        <mrow>
          <mo stretchy="false">−</mo>
          <mn>15</mn>
        </mrow>
        <mrow>
          <mo stretchy="false">−</mo>
          <mn>16</mn>
        </mrow>
      </mfrac>
    </mstyle>
    <annotation encoding="StarMath 5.0">size 10{{-15} over {-16}}</annotation>
  </semantics>
</math>
</file>

<file path=Object 15/content.xml><?xml version="1.0" encoding="utf-8"?>
<math xmlns="http://www.w3.org/1998/Math/MathML" display="block">
  <semantics>
    <mfrac>
      <mn>3,2</mn>
      <mn>5</mn>
    </mfrac>
    <annotation encoding="StarMath 5.0">{{{3,2}}} over {5}
</annotation>
  </semantics>
</math>
</file>

<file path=Object 16/content.xml><?xml version="1.0" encoding="utf-8"?>
<math xmlns="http://www.w3.org/1998/Math/MathML" display="block">
  <semantics>
    <mfrac>
      <mn>6,04</mn>
      <mn>10</mn>
    </mfrac>
    <annotation encoding="StarMath 5.0">{6,04}over {10}
</annotation>
  </semantics>
</math>
</file>

<file path=Object 17/content.xml><?xml version="1.0" encoding="utf-8"?>
<math xmlns="http://www.w3.org/1998/Math/MathML" display="block">
  <semantics>
    <mfrac>
      <mrow>
        <mrow>
          <mo stretchy="false">−</mo>
          <mn>3</mn>
        </mrow>
        <mrow>
          <mspace width="0.5em"/>
          <mo stretchy="false">×</mo>
          <mspace width="0.5em"/>
        </mrow>
        <mstyle color="aqua">
          <mstyle mathvariant="bold">
            <mn>7</mn>
          </mstyle>
        </mstyle>
      </mrow>
      <mrow>
        <mn>8</mn>
        <mrow>
          <mspace width="0.5em"/>
          <mo stretchy="false">×</mo>
          <mspace width="0.5em"/>
        </mrow>
        <mstyle color="aqua">
          <mstyle mathvariant="bold">
            <mn>7</mn>
          </mstyle>
        </mstyle>
      </mrow>
    </mfrac>
    <annotation encoding="StarMath 5.0">{-3`times `color cyan bold{7} } over {8`times` color cyan bold{7}}</annotation>
  </semantics>
</math>
</file>

<file path=Object 18/content.xml><?xml version="1.0" encoding="utf-8"?>
<math xmlns="http://www.w3.org/1998/Math/MathML" display="block">
  <semantics>
    <mfrac>
      <mrow>
        <mo stretchy="false">−</mo>
        <mn>21</mn>
      </mrow>
      <mn>56</mn>
    </mfrac>
    <annotation encoding="StarMath 5.0">{-21} over {56}</annotation>
  </semantics>
</math>
</file>

<file path=Object 19/content.xml><?xml version="1.0" encoding="utf-8"?>
<math xmlns="http://www.w3.org/1998/Math/MathML" display="block">
  <semantics>
    <mfrac>
      <mrow>
        <mo stretchy="false">−</mo>
        <mn>16</mn>
      </mrow>
      <mn>56</mn>
    </mfrac>
    <annotation encoding="StarMath 5.0">{-16} over {56}</annotation>
  </semantics>
</math>
</file>

<file path=Object 2/content.xml><?xml version="1.0" encoding="utf-8"?>
<math xmlns="http://www.w3.org/1998/Math/MathML" display="block">
  <semantics>
    <mstyle mathsize="10pt">
      <mfrac>
        <mrow>
          <mo stretchy="false">−</mo>
          <mn>17</mn>
        </mrow>
        <mn>24</mn>
      </mfrac>
    </mstyle>
    <annotation encoding="StarMath 5.0">size 10{{-17} over 24}</annotation>
  </semantics>
</math>
</file>

<file path=Object 20/content.xml><?xml version="1.0" encoding="utf-8"?>
<math xmlns="http://www.w3.org/1998/Math/MathML" display="block">
  <semantics>
    <mfrac>
      <mrow>
        <mo stretchy="false">−</mo>
        <mn>21</mn>
      </mrow>
      <mn>56</mn>
    </mfrac>
    <annotation encoding="StarMath 5.0">{-21} over {56}</annotation>
  </semantics>
</math>
</file>

<file path=Object 200/content.xml><?xml version="1.0" encoding="utf-8"?>
<math xmlns="http://www.w3.org/1998/Math/MathML" display="block">
  <semantics>
    <mstyle mathsize="10pt">
      <mfrac>
        <mrow>
          <mo stretchy="false">−</mo>
          <mn>17</mn>
        </mrow>
        <mn>71</mn>
      </mfrac>
    </mstyle>
    <annotation encoding="StarMath 5.0">size 10{{-17} over 71}</annotation>
  </semantics>
</math>
</file>

<file path=Object 201/content.xml><?xml version="1.0" encoding="utf-8"?>
<math xmlns="http://www.w3.org/1998/Math/MathML" display="block">
  <semantics>
    <mstyle mathsize="10pt">
      <mfrac>
        <mn>71</mn>
        <mrow>
          <mo stretchy="false">−</mo>
          <mn>17</mn>
        </mrow>
      </mfrac>
    </mstyle>
    <annotation encoding="StarMath 5.0">size 10{{71} over {-17}}</annotation>
  </semantics>
</math>
</file>

<file path=Object 21/content.xml><?xml version="1.0" encoding="utf-8"?>
<math xmlns="http://www.w3.org/1998/Math/MathML" display="block">
  <semantics>
    <mstyle mathsize="10pt">
      <mrow>
        <mo stretchy="false">−</mo>
        <mfrac>
          <mn>11</mn>
          <mn>8</mn>
        </mfrac>
      </mrow>
    </mstyle>
    <annotation encoding="StarMath 5.0">size 10-{{11} over 8}</annotation>
  </semantics>
</math>
</file>

<file path=Object 22/content.xml><?xml version="1.0" encoding="utf-8"?>
<math xmlns="http://www.w3.org/1998/Math/MathML" display="block">
  <semantics>
    <mstyle mathsize="10pt">
      <mfrac>
        <mrow>
          <mo stretchy="false">−</mo>
          <mn>9</mn>
        </mrow>
        <mn>5</mn>
      </mfrac>
    </mstyle>
    <annotation encoding="StarMath 5.0">size 10{{-9} over 5}</annotation>
  </semantics>
</math>
</file>

<file path=Object 23/content.xml><?xml version="1.0" encoding="utf-8"?>
<math xmlns="http://www.w3.org/1998/Math/MathML" display="block">
  <semantics>
    <mfrac>
      <mrow>
        <mo stretchy="false">−</mo>
        <mn>2</mn>
      </mrow>
      <mn>7</mn>
    </mfrac>
    <annotation encoding="StarMath 5.0">{-2} over {7}</annotation>
  </semantics>
</math>
</file>

<file path=Object 24/content.xml><?xml version="1.0" encoding="utf-8"?>
<math xmlns="http://www.w3.org/1998/Math/MathML" display="block">
  <semantics>
    <mfrac>
      <mn>3</mn>
      <mrow>
        <mo stretchy="false">−</mo>
        <mn>8</mn>
      </mrow>
    </mfrac>
    <annotation encoding="StarMath 5.0">{3} over {-8}</annotation>
  </semantics>
</math>
</file>

<file path=Object 25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26/content.xml><?xml version="1.0" encoding="utf-8"?>
<math xmlns="http://www.w3.org/1998/Math/MathML" display="block">
  <semantics>
    <mstyle mathsize="10pt">
      <mfrac>
        <mn>9</mn>
        <mn>30</mn>
      </mfrac>
    </mstyle>
    <annotation encoding="StarMath 5.0">size 10{{{9} over30}}</annotation>
  </semantics>
</math>
</file>

<file path=Object 27/content.xml><?xml version="1.0" encoding="utf-8"?>
<math xmlns="http://www.w3.org/1998/Math/MathML" display="block">
  <semantics>
    <mfrac>
      <mn>2</mn>
      <mn>3</mn>
    </mfrac>
    <annotation encoding="StarMath 5.0">{{2}} over {{3}}
</annotation>
  </semantics>
</math>
</file>

<file path=Object 28/content.xml><?xml version="1.0" encoding="utf-8"?>
<math xmlns="http://www.w3.org/1998/Math/MathML" display="block">
  <semantics>
    <mfrac>
      <mn>4</mn>
      <mrow>
        <mo stretchy="false">−</mo>
        <mn>3</mn>
      </mrow>
    </mfrac>
    <annotation encoding="StarMath 5.0">{{4}} over {{-3}}
</annotation>
  </semantics>
</math>
</file>

<file path=Object 29/content.xml><?xml version="1.0" encoding="utf-8"?>
<math xmlns="http://www.w3.org/1998/Math/MathML" display="block">
  <semantics>
    <mstyle mathsize="10pt">
      <mfrac>
        <mn>5</mn>
        <mn>16</mn>
      </mfrac>
    </mstyle>
    <annotation encoding="StarMath 5.0">size 10{{5} over 16}</annotation>
  </semantics>
</math>
</file>

<file path=Object 3/content.xml><?xml version="1.0" encoding="utf-8"?>
<math xmlns="http://www.w3.org/1998/Math/MathML" display="block">
  <semantics>
    <mstyle mathsize="10pt">
      <mfrac>
        <mn>8,25</mn>
        <mn>27</mn>
      </mfrac>
    </mstyle>
    <annotation encoding="StarMath 5.0">size 10{{8,25} over 27}</annotation>
  </semantics>
</math>
</file>

<file path=Object 30/content.xml><?xml version="1.0" encoding="utf-8"?>
<math xmlns="http://www.w3.org/1998/Math/MathML" display="block">
  <semantics>
    <mstyle mathsize="10pt">
      <mfrac>
        <mn>17</mn>
        <mn>12</mn>
      </mfrac>
    </mstyle>
    <annotation encoding="StarMath 5.0">size 10{{{17} over 12}}</annotation>
  </semantics>
</math>
</file>

<file path=Object 31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{7} over 15}}</annotation>
  </semantics>
</math>
</file>

<file path=Object 32/content.xml><?xml version="1.0" encoding="utf-8"?>
<math xmlns="http://www.w3.org/1998/Math/MathML" display="block">
  <semantics>
    <mstyle mathsize="10pt">
      <mfrac>
        <mn>14</mn>
        <mn>30</mn>
      </mfrac>
    </mstyle>
    <annotation encoding="StarMath 5.0">size 10{{{14} over 30}}</annotation>
  </semantics>
</math>
</file>

<file path=Object 33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{7} over 15}}</annotation>
  </semantics>
</math>
</file>

<file path=Object 34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35/content.xml><?xml version="1.0" encoding="utf-8"?>
<math xmlns="http://www.w3.org/1998/Math/MathML" display="block">
  <semantics>
    <mstyle mathsize="10pt">
      <mfrac>
        <mn>5</mn>
        <mn>16</mn>
      </mfrac>
    </mstyle>
    <annotation encoding="StarMath 5.0">size 10{{5} over 16}</annotation>
  </semantics>
</math>
</file>

<file path=Object 36/content.xml><?xml version="1.0" encoding="utf-8"?>
<math xmlns="http://www.w3.org/1998/Math/MathML" display="block">
  <semantics>
    <mstyle mathsize="10pt">
      <mfrac>
        <mn>17</mn>
        <mn>12</mn>
      </mfrac>
    </mstyle>
    <annotation encoding="StarMath 5.0">size 10{{{17} over 12}}</annotation>
  </semantics>
</math>
</file>

<file path=Object 3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6</mn>
          <mn>2,6</mn>
        </mfrac>
      </mrow>
    </mstyle>
    <annotation encoding="StarMath 5.0">size 10{-`{16} over 2,6}</annotation>
  </semantics>
</math>
</file>

<file path=Object 3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1</mn>
            <mn>,9</mn>
          </mrow>
          <mrow>
            <mn>2</mn>
            <mn>,6</mn>
          </mrow>
        </mfrac>
      </mrow>
    </mstyle>
    <annotation encoding="StarMath 5.0">size 10{-`{1,9} over {2,6}}</annotation>
  </semantics>
</math>
</file>

<file path=Object 3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8</mn>
          <mn>1,3</mn>
        </mfrac>
      </mrow>
    </mstyle>
    <annotation encoding="StarMath 5.0">size 10{-`{{8} over 1,3}}</annotation>
  </semantics>
</math>
</file>

<file path=Object 4/content.xml><?xml version="1.0" encoding="utf-8"?>
<math xmlns="http://www.w3.org/1998/Math/MathML" display="block">
  <semantics>
    <mstyle mathsize="10pt">
      <mfrac>
        <mrow>
          <mo stretchy="false">−</mo>
          <mn>5,5</mn>
        </mrow>
        <mrow>
          <mo stretchy="false">−</mo>
          <mn>18</mn>
        </mrow>
      </mfrac>
    </mstyle>
    <annotation encoding="StarMath 5.0">size 10{{-5,5} over {-18}}</annotation>
  </semantics>
</math>
</file>

<file path=Object 4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1</mn>
            <mn>,9</mn>
          </mrow>
          <mrow>
            <mn>2</mn>
            <mn>,6</mn>
          </mrow>
        </mfrac>
      </mrow>
    </mstyle>
    <annotation encoding="StarMath 5.0">size 10{-`{1,9} over {2,6}}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8</math:mn>
            <math:mn>1,3</math:mn>
          </math:mfrac>
        </math:mrow>
      </math:mrow>
    </math:mstyle>
    <math:annotation math:encoding="StarMath 5.0">size 10{-`{{8} over 1,3}}</math:annotation>
  </math:semantics>
</math:math>
</file>

<file path=Object 42/content.xml><?xml version="1.0" encoding="utf-8"?>
<math xmlns="http://www.w3.org/1998/Math/MathML" display="block">
  <semantics>
    <mstyle mathsize="10pt">
      <mfrac>
        <mn>12</mn>
        <mn>16</mn>
      </mfrac>
    </mstyle>
    <annotation encoding="StarMath 5.0">size 10{{12} over {16}}</annotation>
  </semantics>
</math>
</file>

<file path=Object 4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6</mn>
          <mn>2,6</mn>
        </mfrac>
      </mrow>
    </mstyle>
    <annotation encoding="StarMath 5.0">size 10{-`{16} over 2,6}</annotation>
  </semantics>
</math>
</file>

<file path=Object 44/content.xml><?xml version="1.0" encoding="utf-8"?>
<math xmlns="http://www.w3.org/1998/Math/MathML" display="block">
  <semantics>
    <mstyle mathsize="10pt">
      <mfrac>
        <mn>15</mn>
        <mn>16</mn>
      </mfrac>
    </mstyle>
    <annotation encoding="StarMath 5.0">size 10{{15} over {16}}</annotation>
  </semantics>
</math>
</file>

<file path=Object 4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row>
            <mo stretchy="false">−</mo>
            <mn>4</mn>
          </mrow>
        </mfrac>
      </mrow>
    </mstyle>
    <annotation encoding="StarMath 5.0">size 10{-`{{3} over {-4}}}</annotation>
  </semantics>
</math>
</file>

<file path=Object 46/content.xml><?xml version="1.0" encoding="utf-8"?>
<math xmlns="http://www.w3.org/1998/Math/MathML" display="block">
  <semantics>
    <mstyle mathsize="10pt">
      <mfrac>
        <mn>15</mn>
        <mn>16</mn>
      </mfrac>
    </mstyle>
    <annotation encoding="StarMath 5.0">size 10{{15} over {16}}</annotation>
  </semantics>
</math>
</file>

<file path=Object 4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row>
            <mo stretchy="false">−</mo>
            <mn>4</mn>
          </mrow>
        </mfrac>
      </mrow>
    </mstyle>
    <annotation encoding="StarMath 5.0">size 10{-`{{3} over {-4}}}</annotation>
  </semantics>
</math>
</file>

<file path=Object 48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{{3} over {4}}}</annotation>
  </semantics>
</math>
</file>

<file path=Object 4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33</math:mn>
          </math:mrow>
          <math:mn>48</math:mn>
        </math:mfrac>
      </math:mrow>
    </math:mstyle>
    <math:annotation math:encoding="StarMath 5.0">size 10{{-`33} over 48}</math:annotation>
  </math:semantics>
</math:math>
</file>

<file path=Object 5/content.xml><?xml version="1.0" encoding="utf-8"?>
<math xmlns="http://www.w3.org/1998/Math/MathML" display="block">
  <semantics>
    <mfrac>
      <mn>1</mn>
      <mn>0,5</mn>
    </mfrac>
    <annotation encoding="StarMath 5.0">{{1}} over {{0,5}}
</annotation>
  </semantics>
</math>
</file>

<file path=Object 50/content.xml><?xml version="1.0" encoding="utf-8"?>
<math xmlns="http://www.w3.org/1998/Math/MathML" display="block">
  <semantics>
    <mstyle mathsize="10pt">
      <mfrac>
        <mn>12</mn>
        <mn>16</mn>
      </mfrac>
    </mstyle>
    <annotation encoding="StarMath 5.0">size 10{{12} over {16}}</annotation>
  </semantics>
</math>
</file>

<file path=Object 51/content.xml><?xml version="1.0" encoding="utf-8"?>
<math xmlns="http://www.w3.org/1998/Math/MathML" display="block">
  <semantics>
    <mstyle mathsize="10pt">
      <mfrac>
        <mrow>
          <mo stretchy="false">−</mo>
          <mn>15</mn>
        </mrow>
        <mrow>
          <mo stretchy="false">−</mo>
          <mn>16</mn>
        </mrow>
      </mfrac>
    </mstyle>
    <annotation encoding="StarMath 5.0">size 10{{-15} over {-16}}</annotation>
  </semantics>
</math>
</file>

<file path=Object 52/content.xml><?xml version="1.0" encoding="utf-8"?>
<math xmlns="http://www.w3.org/1998/Math/MathML" display="block">
  <semantics>
    <mstyle mathsize="10pt">
      <mfrac>
        <mn>15</mn>
        <mn>16</mn>
      </mfrac>
    </mstyle>
    <annotation encoding="StarMath 5.0">size 10{{15} over {16}}</annotation>
  </semantics>
</math>
</file>

<file path=Object 5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34</math:mn>
          </math:mrow>
          <math:mn>48</math:mn>
        </math:mfrac>
      </math:mrow>
    </math:mstyle>
    <math:annotation math:encoding="StarMath 5.0">size 10{{-`34} over 48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11</math:mn>
          </math:mrow>
          <math:mn>16</math:mn>
        </math:mfrac>
      </math:mrow>
    </math:mstyle>
    <math:annotation math:encoding="StarMath 5.0">size 10{{-`11} over 16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17</math:mn>
          </math:mrow>
          <math:mn>24</math:mn>
        </math:mfrac>
      </math:mrow>
    </math:mstyle>
    <math:annotation math:encoding="StarMath 5.0">size 10{{-`17} over 24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row>
                <math:mo math:stretchy="false">−</math:mo>
                <math:mi/>
              </math:mrow>
              <math:mn>11</math:mn>
              <math:mrow>
                <math:mi/>
                <math:mo math:stretchy="false">×</math:mo>
                <math:mi/>
              </math:mrow>
              <math:mn>3</math:mn>
            </math:mrow>
            <math:mrow>
              <math:mn>16</math:mn>
              <math:mrow>
                <math:mi/>
                <math:mo math:stretchy="false">×</math:mo>
                <math:mi/>
              </math:mrow>
              <math:mn>3</math:mn>
            </math:mrow>
          </math:mfrac>
          <math:mrow>
            <math:mi/>
            <math:mo math:stretchy="false">=</math:mo>
            <math:mi/>
          </math:mrow>
          <math:mrow>
            <math:mrow>
              <math:mo math:stretchy="false">−</math:mo>
              <math:mi/>
            </math:mrow>
            <math:mfrac>
              <math:mn>33</math:mn>
              <math:mn>48</math:mn>
            </math:mfrac>
          </math:mrow>
        </math:mrow>
      </math:mrow>
    </math:mstyle>
    <math:annotation math:encoding="StarMath 5.0">size 10{{{-`11 `times`3} over { 16 `times` 3}} `= `{-`33 over  48}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row>
                <math:mo math:stretchy="false">−</math:mo>
                <math:mi/>
              </math:mrow>
              <math:mn>17</math:mn>
              <math:mrow>
                <math:mi/>
                <math:mo math:stretchy="false">×</math:mo>
                <math:mi/>
              </math:mrow>
              <math:mn>2</math:mn>
            </math:mrow>
            <math:mrow>
              <math:mn>24</math:mn>
              <math:mrow>
                <math:mi/>
                <math:mo math:stretchy="false">×</math:mo>
                <math:mi/>
              </math:mrow>
              <math:mn>2</math:mn>
            </math:mrow>
          </math:mfrac>
          <math:mrow>
            <math:mi/>
            <math:mo math:stretchy="false">=</math:mo>
            <math:mrow>
              <math:mi/>
              <math:mo math:stretchy="false">−</math:mo>
              <math:mfrac>
                <math:mn>34</math:mn>
                <math:mn>48</math:mn>
              </math:mfrac>
            </math:mrow>
          </math:mrow>
        </math:mrow>
      </math:mrow>
    </math:mstyle>
    <math:annotation math:encoding="StarMath 5.0">size 10{{{-`17 `times`2 } over {24 `times`2}` = ` -34 over 48}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8,25</math:mn>
          <math:mn>27</math:mn>
        </math:mfrac>
      </math:mrow>
    </math:mstyle>
    <math:annotation math:encoding="StarMath 5.0">size 10{{8,25} over 27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5,5</math:mn>
          </math:mrow>
          <math:mrow>
            <math:mrow>
              <math:mo math:stretchy="false">−</math:mo>
              <math:mi/>
            </math:mrow>
            <math:mn>18</math:mn>
          </math:mrow>
        </math:mfrac>
      </math:mrow>
    </math:mstyle>
    <math:annotation math:encoding="StarMath 5.0">size 10{{-`5,5} over {-`18}}</math:annotation>
  </math:semantics>
</math:math>
</file>

<file path=Object 6/content.xml><?xml version="1.0" encoding="utf-8"?>
<math xmlns="http://www.w3.org/1998/Math/MathML" display="block">
  <semantics>
    <mfrac>
      <mn>1</mn>
      <mn>2</mn>
    </mfrac>
    <annotation encoding="StarMath 5.0">{{{1}}} over {{2}}
</annotation>
  </semantics>
</math>
</file>

<file path=Object 60/content.xml><?xml version="1.0" encoding="utf-8"?>
<math xmlns="http://www.w3.org/1998/Math/MathML" display="block">
  <semantics>
    <mstyle mathsize="10pt">
      <mrow>
        <mfrac>
          <mrow>
            <mn>8,25</mn>
            <mrow>
              <mspace width="0.5em"/>
              <mo stretchy="false">×</mo>
              <mspace width="0.5em"/>
            </mrow>
            <mn>2</mn>
          </mrow>
          <mrow>
            <mn>27</mn>
            <mrow>
              <mspace width="0.5em"/>
              <mo stretchy="false">×</mo>
              <mspace width="0.5em"/>
            </mrow>
            <mn>2</mn>
          </mrow>
        </mfrac>
        <mrow>
          <mspace width="2em"/>
          <mo stretchy="false">=</mo>
          <mspace width="2em"/>
        </mrow>
        <mfrac>
          <mn>16,5</mn>
          <mn>54</mn>
        </mfrac>
      </mrow>
    </mstyle>
    <annotation encoding="StarMath 5.0">size 10{{{8,25 `times`2} over {27`times`2}} ~=~  16,5 over 54 }</annotation>
  </semantics>
</math>
</file>

<file path=Object 61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n>5,5</mn>
            </mrow>
            <mrow>
              <mspace width="0.5em"/>
              <mo stretchy="false">×</mo>
              <mspace width="0.5em"/>
            </mrow>
            <mn>3</mn>
          </mrow>
          <mrow>
            <mrow>
              <mo stretchy="false">−</mo>
              <mn>18</mn>
            </mrow>
            <mrow>
              <mspace width="0.5em"/>
              <mo stretchy="false">×</mo>
              <mspace width="0.5em"/>
            </mrow>
            <mn>3</mn>
          </mrow>
        </mfrac>
        <mrow>
          <mspace width="2em"/>
          <mo stretchy="false">=</mo>
          <mspace width="2em"/>
        </mrow>
        <mfrac>
          <mn>16,5</mn>
          <mn>54</mn>
        </mfrac>
      </mrow>
    </mstyle>
    <annotation encoding="StarMath 5.0">size 10{{{-5,5 `times`3} over {-18`times`3}} ~=~ 16,5 over 54 }</annotation>
  </semantics>
</math>
</file>

<file path=Object 62/content.xml><?xml version="1.0" encoding="utf-8"?>
<math xmlns="http://www.w3.org/1998/Math/MathML" display="block">
  <semantics>
    <mstyle mathsize="10pt">
      <mfrac>
        <mn>71</mn>
        <mrow>
          <mo stretchy="false">−</mo>
          <mn>17</mn>
        </mrow>
      </mfrac>
    </mstyle>
    <annotation encoding="StarMath 5.0">size 10{{71} over {-17}}</annotation>
  </semantics>
</math>
</file>

<file path=Object 63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7</mn>
        </mrow>
        <mn>71</mn>
      </mfrac>
    </mstyle>
    <annotation encoding="StarMath 5.0">size 10{{-`17} over 71}</annotation>
  </semantics>
</math>
</file>

<file path=Object 64/content.xml><?xml version="1.0" encoding="utf-8"?>
<math xmlns="http://www.w3.org/1998/Math/MathML" display="block">
  <semantics>
    <mstyle mathsize="10pt">
      <mfrac>
        <mn>71</mn>
        <mrow>
          <mo stretchy="false">−</mo>
          <mn>17</mn>
        </mrow>
      </mfrac>
    </mstyle>
    <annotation encoding="StarMath 5.0">size 10{{71} over {-17}}</annotation>
  </semantics>
</math>
</file>

<file path=Object 65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7</mn>
        </mrow>
        <mn>71</mn>
      </mfrac>
    </mstyle>
    <annotation encoding="StarMath 5.0">size 10{{-`17} over 71}</annotation>
  </semantics>
</math>
</file>

<file path=Object 6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55</math:mn>
          </math:mrow>
          <math:mn>40</math:mn>
        </math:mfrac>
      </math:mrow>
    </math:mstyle>
    <math:annotation math:encoding="StarMath 5.0">size 10{{-55} over 40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72</math:mn>
          </math:mrow>
          <math:mn>40</math:mn>
        </math:mfrac>
      </math:mrow>
    </math:mstyle>
    <math:annotation math:encoding="StarMath 5.0">size 10{-72 over 40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11</math:mn>
          </math:mrow>
          <math:mn>8</math:mn>
        </math:mfrac>
      </math:mrow>
    </math:mstyle>
    <math:annotation math:encoding="StarMath 5.0">size 10{{-11} over 8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9</math:mn>
          </math:mrow>
          <math:mn>5</math:mn>
        </math:mfrac>
      </math:mrow>
    </math:mstyle>
    <math:annotation math:encoding="StarMath 5.0">size 10{-9  over 5}</math:annotation>
  </math:semantics>
</math:math>
</file>

<file path=Object 7/content.xml><?xml version="1.0" encoding="utf-8"?>
<math xmlns="http://www.w3.org/1998/Math/MathML" display="block">
  <semantics>
    <mfrac>
      <mrow>
        <mo stretchy="false">−</mo>
        <mn>2</mn>
      </mrow>
      <mn>7</mn>
    </mfrac>
    <annotation encoding="StarMath 5.0">{-2} over {7}</annotation>
  </semantics>
</math>
</file>

<file path=Object 7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row>
                <math:mo math:stretchy="false">−</math:mo>
                <math:mn>11</math:mn>
              </math:mrow>
              <math:mrow>
                <math:mi/>
                <math:mo math:stretchy="false">×</math:mo>
                <math:mi/>
              </math:mrow>
              <math:mn>5</math:mn>
            </math:mrow>
            <math:mrow>
              <math:mn>8</math:mn>
              <math:mrow>
                <math:mi/>
                <math:mo math:stretchy="false">×</math:mo>
                <math:mi/>
              </math:mrow>
              <math:mn>5</math:mn>
            </math:mrow>
          </math:mfrac>
          <math:mrow>
            <math:mi/>
            <math:mo math:stretchy="false">=</math:mo>
            <math:mi/>
          </math:mrow>
          <math:mfrac>
            <math:mrow>
              <math:mo math:stretchy="false">−</math:mo>
              <math:mn>55</math:mn>
            </math:mrow>
            <math:mn>40</math:mn>
          </math:mfrac>
        </math:mrow>
      </math:mrow>
    </math:mstyle>
    <math:annotation math:encoding="StarMath 5.0">size 10{{{-11 `times`5} over {8 `times` 5}}`=` {-55} over 40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row>
                <math:mo math:stretchy="false">−</math:mo>
                <math:mn>9</math:mn>
              </math:mrow>
              <math:mrow>
                <math:mi/>
                <math:mo math:stretchy="false">×</math:mo>
                <math:mi/>
              </math:mrow>
              <math:mn>8</math:mn>
            </math:mrow>
            <math:mrow>
              <math:mn>5</math:mn>
              <math:mrow>
                <math:mi/>
                <math:mo math:stretchy="false">×</math:mo>
                <math:mi/>
              </math:mrow>
              <math:mn>8</math:mn>
            </math:mrow>
          </math:mfrac>
          <math:mrow>
            <math:mi/>
            <math:mo math:stretchy="false">=</math:mo>
            <math:mi/>
          </math:mrow>
          <math:mfrac>
            <math:mrow>
              <math:mo math:stretchy="false">−</math:mo>
              <math:mn>72</math:mn>
            </math:mrow>
            <math:mn>40</math:mn>
          </math:mfrac>
        </math:mrow>
      </math:mrow>
    </math:mstyle>
    <math:annotation math:encoding="StarMath 5.0">size 10{{{-9 `times` 8} over{ 5 `times` 8}}` =` {-72} over 40 }</math:annotation>
  </math:semantics>
</math:math>
</file>

<file path=Object 8/content.xml><?xml version="1.0" encoding="utf-8"?>
<math xmlns="http://www.w3.org/1998/Math/MathML" display="block">
  <semantics>
    <mfrac>
      <mn>3</mn>
      <mrow>
        <mo stretchy="false">−</mo>
        <mn>8</mn>
      </mrow>
    </mfrac>
    <annotation encoding="StarMath 5.0">{3} over {-8}</annotation>
  </semantics>
</math>
</file>

<file path=Object 87/content.xml><?xml version="1.0" encoding="utf-8"?>
<math xmlns="http://www.w3.org/1998/Math/MathML" display="block">
  <semantics>
    <mstyle mathsize="10pt">
      <mfrac>
        <mn>5</mn>
        <mn>16</mn>
      </mfrac>
    </mstyle>
    <annotation encoding="StarMath 5.0">size 10{{5} over 16}</annotation>
  </semantics>
</math>
</file>

<file path=Object 88/content.xml><?xml version="1.0" encoding="utf-8"?>
<math xmlns="http://www.w3.org/1998/Math/MathML" display="block">
  <semantics>
    <mstyle mathsize="10pt">
      <mfrac>
        <mn>17</mn>
        <mn>12</mn>
      </mfrac>
    </mstyle>
    <annotation encoding="StarMath 5.0">size 10{{{17} over 12}}</annotation>
  </semantics>
</math>
</file>

<file path=Object 89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9/content.xml><?xml version="1.0" encoding="utf-8"?>
<math xmlns="http://www.w3.org/1998/Math/MathML" display="block">
  <semantics>
    <mfrac>
      <mrow>
        <mrow>
          <mo stretchy="false">−</mo>
          <mn>2</mn>
        </mrow>
        <mrow>
          <mspace width="0.5em"/>
          <mo stretchy="false">×</mo>
          <mspace width="0.5em"/>
        </mrow>
        <mstyle color="green">
          <mstyle mathvariant="bold">
            <mn>8</mn>
          </mstyle>
        </mstyle>
      </mrow>
      <mrow>
        <mn>7</mn>
        <mrow>
          <mspace width="0.5em"/>
          <mo stretchy="false">×</mo>
          <mspace width="0.5em"/>
        </mrow>
        <mstyle color="green">
          <mstyle mathvariant="bold">
            <mn>8</mn>
          </mstyle>
        </mstyle>
      </mrow>
    </mfrac>
    <annotation encoding="StarMath 5.0">{-2`times `color green bold{8} } over {7`times` color green bold{8}}</annotation>
  </semantics>
</math>
</file>

<file path=Object 90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{7} over 15}}</annotation>
  </semantics>
</math>
</file>

<file path=Object 91/content.xml><?xml version="1.0" encoding="utf-8"?>
<math xmlns="http://www.w3.org/1998/Math/MathML" display="block">
  <semantics>
    <mfrac>
      <mrow>
        <mo stretchy="false">−</mo>
        <mn>7</mn>
      </mrow>
      <mn>5</mn>
    </mfrac>
    <annotation encoding="StarMath 5.0">{{-7}} over {{5}}
</annotation>
  </semantics>
</math>
</file>

<file path=Object 92/content.xml><?xml version="1.0" encoding="utf-8"?>
<math xmlns="http://www.w3.org/1998/Math/MathML" display="block">
  <semantics>
    <mfrac>
      <mn>8</mn>
      <mrow>
        <mo stretchy="false">−</mo>
        <mn>5</mn>
      </mrow>
    </mfrac>
    <annotation encoding="StarMath 5.0">{{8}} over {{-5}}
</annotation>
  </semantics>
</math>
</file>

<file path=Object 93/content.xml><?xml version="1.0" encoding="utf-8"?>
<math xmlns="http://www.w3.org/1998/Math/MathML" display="block">
  <semantics>
    <mfrac>
      <mn>45</mn>
      <mn>16</mn>
    </mfrac>
    <annotation encoding="StarMath 5.0">{{45}} over {{16}}
</annotation>
  </semantics>
</math>
</file>

<file path=Object 94/content.xml><?xml version="1.0" encoding="utf-8"?>
<math xmlns="http://www.w3.org/1998/Math/MathML" display="block">
  <semantics>
    <mfrac>
      <mrow>
        <mo stretchy="false">−</mo>
        <mn>54</mn>
      </mrow>
      <mrow>
        <mo stretchy="false">−</mo>
        <mn>16</mn>
      </mrow>
    </mfrac>
    <annotation encoding="StarMath 5.0">{{-54}} over {{-16}}
</annotation>
  </semantics>
</math>
</file>